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style:text-autospace="none"/>
      <style:text-properties fo:color="#000000" fo:font-weight="normal" style:font-weight-asian="normal" style:font-weight-complex="normal"/>
    </style:style>
    <style:style style:name="P6" style:family="paragraph" style:parent-style-name="Standard">
      <style:text-properties fo:color="#0000ff" style:font-name="TimesNewRomanPSMT" fo:font-size="12pt" style:font-name-asian="TimesNewRomanPSMT" style:font-size-asian="12pt" style:font-name-complex="TimesNewRomanPSMT" style:font-size-complex="12pt"/>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font-name="Times New Roman"/>
    </style:style>
    <style:style style:name="P9" style:family="paragraph" style:parent-style-name="Standard">
      <style:text-properties style:font-name="Times New Roman" fo:font-size="12pt" fo:font-style="italic" style:font-size-asian="12pt" style:font-style-asian="italic" style:font-size-complex="12pt" style:font-style-complex="italic"/>
    </style:style>
    <style:style style:name="P10" style:family="paragraph" style:parent-style-name="Standard">
      <style:text-properties style:font-name="Times New Roman" fo:font-size="12pt" fo:font-weight="normal" style:font-size-asian="12pt" style:font-weight-asian="normal" style:font-size-complex="12pt" style:font-weight-complex="normal"/>
    </style:style>
    <style:style style:name="P11" style:family="paragraph" style:parent-style-name="Normal_20__28_Web_29_">
      <style:paragraph-properties fo:margin-left="0cm" fo:margin-right="0cm" fo:margin-top="0cm" fo:margin-bottom="0cm" fo:text-indent="0cm" style:auto-text-indent="false"/>
    </style:style>
    <style:style style:name="P12" style:family="paragraph" style:parent-style-name="Text_20_body">
      <style:paragraph-properties fo:margin-left="0cm" fo:margin-right="0cm" fo:margin-top="0cm" fo:margin-bottom="0cm" fo:text-indent="0cm" style:auto-text-indent="false"/>
    </style:style>
    <style:style style:name="P13" style:family="paragraph" style:parent-style-name="Text_20_body">
      <style:paragraph-properties fo:margin-left="0cm" fo:margin-right="0cm" fo:margin-top="0cm" fo:margin-bottom="0cm" fo:text-indent="0cm" style:auto-text-indent="false"/>
      <style:text-properties fo:font-weight="bold" style:font-weight-asian="bold" style:font-weight-complex="bold"/>
    </style:style>
    <style:style style:name="P14" style:family="paragraph" style:parent-style-name="Text_20_body">
      <style:paragraph-properties fo:margin-left="0cm" fo:margin-right="0cm" fo:margin-top="0cm" fo:margin-bottom="0cm" fo:text-indent="0cm" style:auto-text-indent="false"/>
      <style:text-properties fo:font-style="italic" style:font-style-asian="italic" style:font-style-complex="italic"/>
    </style:style>
    <style:style style:name="P15"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TimesNewRomanPSMT" fo:font-size="12pt" style:font-name-asian="TimesNewRomanPSMT" style:font-size-asian="12pt" style:font-name-complex="TimesNewRomanPSMT" style:font-size-complex="12pt"/>
    </style:style>
    <style:style style:name="P16" style:family="paragraph" style:parent-style-name="Standard">
      <style:paragraph-properties fo:margin-left="0cm" fo:margin-right="0cm" fo:text-indent="0cm" style:auto-text-indent="false"/>
    </style:style>
    <style:style style:name="P17" style:family="paragraph" style:parent-style-name="Standard">
      <style:paragraph-properties fo:margin-left="0cm" fo:margin-right="0cm" fo:text-indent="0cm" style:auto-text-indent="false">
        <style:tab-stops>
          <style:tab-stop style:position="0.346cm"/>
          <style:tab-stop style:position="1.961cm"/>
          <style:tab-stop style:position="3.577cm"/>
          <style:tab-stop style:position="5.193cm"/>
          <style:tab-stop style:position="6.809cm"/>
          <style:tab-stop style:position="8.424cm"/>
          <style:tab-stop style:position="10.04cm"/>
          <style:tab-stop style:position="11.656cm"/>
          <style:tab-stop style:position="13.272cm"/>
          <style:tab-stop style:position="14.887cm"/>
          <style:tab-stop style:position="16.503cm"/>
          <style:tab-stop style:position="18.119cm"/>
          <style:tab-stop style:position="19.734cm"/>
          <style:tab-stop style:position="21.35cm"/>
          <style:tab-stop style:position="22.966cm"/>
          <style:tab-stop style:position="24.582cm"/>
        </style:tab-stops>
      </style:paragraph-properties>
      <style:text-properties style:font-name="Courier New" fo:font-size="10pt" style:font-size-asian="10pt" style:font-name-complex="Courier New" style:font-size-complex="10pt"/>
    </style:style>
    <style:style style:name="P18" style:family="paragraph" style:parent-style-name="Standard">
      <style:paragraph-properties fo:margin-left="0cm" fo:margin-right="0cm" fo:text-indent="0cm" style:auto-text-indent="false"/>
      <style:text-properties style:font-name="Times New Roman" fo:font-size="11pt" fo:font-style="normal" style:font-size-asian="11pt" style:font-style-asian="normal" style:font-size-complex="11pt" style:font-style-complex="normal"/>
    </style:style>
    <style:style style:name="P19" style:family="paragraph" style:parent-style-name="Standard">
      <style:paragraph-properties fo:margin-left="0cm" fo:margin-right="0cm" fo:margin-top="0.494cm" fo:margin-bottom="0.494cm" fo:text-indent="0cm" style:auto-text-indent="false"/>
    </style:style>
    <style:style style:name="P20" style:family="paragraph" style:parent-style-name="Standard">
      <style:paragraph-properties fo:margin-left="0cm" fo:margin-right="0cm" fo:margin-top="0.494cm" fo:margin-bottom="0.494cm" fo:text-indent="0cm" style:auto-text-indent="false"/>
      <style:text-properties fo:font-size="11pt" fo:font-style="normal" style:font-size-asian="11pt" style:font-style-asian="normal" style:font-size-complex="11pt" style:font-style-complex="normal"/>
    </style:style>
    <style:style style:name="P21" style:family="paragraph" style:parent-style-name="Standard">
      <style:paragraph-properties fo:margin-left="0cm" fo:margin-right="0cm" fo:margin-top="0.494cm" fo:margin-bottom="0.494cm" fo:text-indent="0cm" style:auto-text-indent="false"/>
      <style:text-properties style:text-underline-style="none"/>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align="start" style:justify-single-word="false" fo:text-indent="0cm" style:auto-text-indent="false"/>
    </style:style>
    <style:style style:name="P24" style:family="paragraph" style:parent-style-name="Text_20_body">
      <style:paragraph-properties fo:margin-left="0cm" fo:margin-right="0cm" fo:text-indent="0cm" style:auto-text-indent="false"/>
      <style:text-properties fo:font-style="normal" style:font-style-asian="normal" style:font-style-complex="normal"/>
    </style:style>
    <style:style style:name="P25"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26" style:family="paragraph" style:parent-style-name="Text_20_body">
      <style:paragraph-properties fo:margin-left="0cm" fo:margin-right="0cm" fo:text-indent="0cm" style:auto-text-indent="false"/>
      <style:text-properties fo:font-style="italic" style:font-style-asian="italic" style:font-style-complex="italic"/>
    </style:style>
    <style:style style:name="P27" style:family="paragraph" style:parent-style-name="Text_20_body">
      <style:paragraph-properties fo:margin-left="0cm" fo:margin-right="0cm" fo:text-indent="0cm" style:auto-text-indent="false"/>
      <style:text-properties fo:font-size="12pt" fo:font-style="italic" style:font-size-asian="12pt" style:font-style-asian="italic" style:font-size-complex="12pt" style:font-style-complex="italic"/>
    </style:style>
    <style:style style:name="P28" style:family="paragraph" style:parent-style-name="Text_20_body">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29" style:family="paragraph" style:parent-style-name="Text_20_body">
      <style:paragraph-properties fo:margin-left="0cm" fo:margin-right="0cm" fo:text-indent="0cm" style:auto-text-indent="false"/>
      <style:text-properties fo:color="#000000"/>
    </style:style>
    <style:style style:name="P30" style:family="paragraph" style:parent-style-name="Text_20_body">
      <style:paragraph-properties fo:margin-left="0cm" fo:margin-right="0cm" fo:text-indent="0cm" style:auto-text-indent="false"/>
      <style:text-properties fo:color="#000000" fo:font-style="italic" style:font-style-asian="italic" style:font-style-complex="italic"/>
    </style:style>
    <style:style style:name="P31" style:family="paragraph" style:parent-style-name="Text_20_body">
      <style:paragraph-properties fo:margin-left="0cm" fo:margin-right="0cm" fo:text-indent="0cm" style:auto-text-indent="false"/>
      <style:text-properties fo:color="#000000" fo:font-style="italic" style:text-underline-style="none" style:font-style-asian="italic" style:font-style-complex="italic"/>
    </style:style>
    <style:style style:name="P32" style:family="paragraph" style:parent-style-name="Text_20_body">
      <style:paragraph-properties fo:margin-left="0cm" fo:margin-right="0cm" fo:text-indent="0cm" style:auto-text-indent="fals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33" style:family="paragraph" style:parent-style-name="Text_20_body">
      <style:paragraph-properties fo:margin-left="0cm" fo:margin-right="0cm" fo:text-indent="0cm" style:auto-text-indent="false"/>
      <style:text-properties fo:color="#000000" style:font-name="TimesNewRomanPSMT" fo:font-size="12pt" style:font-name-asian="TimesNewRomanPSMT" style:font-size-asian="12pt" style:font-name-complex="TimesNewRomanPSMT" style:font-size-complex="12pt"/>
    </style:style>
    <style:style style:name="P34" style:family="paragraph" style:parent-style-name="Text_20_body">
      <style:paragraph-properties fo:margin-left="0cm" fo:margin-right="0cm" fo:text-indent="0cm" style:auto-text-indent="false"/>
      <style:text-properties fo:color="#000000" fo:font-weight="bold" style:font-weight-asian="bold" style:font-weight-complex="bold"/>
    </style:style>
    <style:style style:name="P35" style:family="paragraph" style:parent-style-name="Text_20_body">
      <style:paragraph-properties fo:margin-left="0cm" fo:margin-right="0cm" fo:text-indent="0cm" style:auto-text-indent="false"/>
      <style:text-properties fo:color="#000000" fo:font-style="normal" fo:font-weight="bold" style:font-style-asian="normal" style:font-weight-asian="bold" style:font-style-complex="normal" style:font-weight-complex="bold"/>
    </style:style>
    <style:style style:name="P36" style:family="paragraph" style:parent-style-name="Text_20_body">
      <style:paragraph-properties fo:margin-left="0cm" fo:margin-right="0cm" fo:text-indent="0cm" style:auto-text-indent="false"/>
      <style:text-properties fo:color="#000000" fo:font-style="normal" style:font-style-asian="normal" style:font-style-complex="normal"/>
    </style:style>
    <style:style style:name="P37" style:family="paragraph" style:parent-style-name="Text_20_body">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indent="0cm"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39" style:family="paragraph" style:parent-style-name="Text_20_body">
      <style:paragraph-properties fo:margin-left="0cm" fo:margin-right="0cm" fo:text-indent="0cm" style:auto-text-indent="false"/>
      <style:text-properties fo:font-weight="bold" style:font-weight-asian="bold" style:font-weight-complex="bold"/>
    </style:style>
    <style:style style:name="P40" style:family="paragraph" style:parent-style-name="Standard">
      <style:paragraph-properties fo:margin-left="0cm" fo:margin-right="0cm" fo:margin-top="0cm" fo:margin-bottom="0.203cm" fo:text-indent="0cm" style:auto-text-indent="false"/>
    </style:style>
    <style:style style:name="P41" style:family="paragraph" style:parent-style-name="Standard">
      <style:paragraph-properties fo:margin-left="0cm" fo:margin-right="0cm" fo:margin-top="0cm" fo:margin-bottom="0.203cm" fo:text-indent="0cm" style:auto-text-indent="false"/>
      <style:text-properties fo:color="#000000" fo:font-style="italic" fo:font-weight="normal" style:font-style-asian="italic" style:font-weight-asian="normal" style:font-style-complex="italic" style:font-weight-complex="normal"/>
    </style:style>
    <style:style style:name="P42" style:family="paragraph" style:parent-style-name="Normal_20__28_Web_29_">
      <style:paragraph-properties fo:margin-left="0cm" fo:margin-right="0cm" fo:margin-top="0cm" fo:margin-bottom="0.203cm" fo:text-indent="0cm" style:auto-text-indent="false"/>
    </style:style>
    <style:style style:name="P43" style:family="paragraph" style:parent-style-name="Normal_20__28_Web_29_">
      <style:paragraph-properties fo:margin-left="0cm" fo:margin-right="0cm" fo:margin-top="0cm" fo:margin-bottom="0.203cm" fo:text-indent="0cm" style:auto-text-indent="false"/>
      <style:text-properties fo:font-style="italic" style:font-style-asian="italic" style:font-style-complex="italic"/>
    </style:style>
    <style:style style:name="P44" style:family="paragraph" style:parent-style-name="Normal_20__28_Web_29_">
      <style:paragraph-properties fo:margin-left="0cm" fo:margin-right="0cm" fo:margin-top="0cm" fo:margin-bottom="0.203cm" fo:text-indent="0cm" style:auto-text-indent="false"/>
      <style:text-properties fo:font-weight="bold" style:font-weight-asian="bold" style:font-weight-complex="bold"/>
    </style:style>
    <style:style style:name="P45" style:family="paragraph" style:parent-style-name="Normal_20__28_Web_29_">
      <style:paragraph-properties fo:margin-left="0cm" fo:margin-right="0cm" fo:margin-top="0cm" fo:margin-bottom="0.203cm" fo:text-indent="0cm" style:auto-text-indent="false"/>
      <style:text-properties fo:font-style="normal" style:font-style-asian="normal" style:font-style-complex="normal"/>
    </style:style>
    <style:style style:name="P46" style:family="paragraph" style:parent-style-name="Normal_20__28_Web_29_">
      <style:paragraph-properties fo:margin-left="0cm" fo:margin-right="0cm" fo:margin-top="0cm" fo:margin-bottom="0.203cm" fo:text-indent="0cm" style:auto-text-indent="false"/>
      <style:text-properties fo:font-style="normal" fo:font-weight="bold" style:font-style-asian="normal" style:font-weight-asian="bold" style:font-style-complex="normal" style:font-weight-complex="bold"/>
    </style:style>
    <style:style style:name="P47" style:family="paragraph" style:parent-style-name="Normal_20__28_Web_29_">
      <style:paragraph-properties fo:margin-left="0cm" fo:margin-right="0cm" fo:margin-top="0cm" fo:margin-bottom="0.203cm" fo:text-indent="0cm" style:auto-text-indent="false"/>
      <style:text-properties fo:font-size="12pt" fo:font-style="normal" style:font-size-asian="12pt" style:font-style-asian="normal" style:font-size-complex="12pt" style:font-style-complex="normal"/>
    </style:style>
    <style:style style:name="P48" style:family="paragraph" style:parent-style-name="Normal_20__28_Web_29_">
      <style:paragraph-properties fo:margin-left="0cm" fo:margin-right="0cm" fo:text-indent="0cm" style:auto-text-indent="false"/>
    </style:style>
    <style:style style:name="P49" style:family="paragraph" style:parent-style-name="Text_20_body">
      <style:paragraph-properties fo:margin-left="0cm" fo:margin-right="0cm" fo:margin-top="0cm" fo:margin-bottom="0.152cm" fo:text-indent="0cm" style:auto-text-indent="false"/>
    </style:style>
    <style:style style:name="P50" style:family="paragraph" style:parent-style-name="List_20_Continue">
      <style:paragraph-properties fo:margin-left="0cm" fo:margin-right="0cm" fo:text-indent="0cm" style:auto-text-indent="false"/>
    </style:style>
    <style:style style:name="P51" style:family="paragraph" style:parent-style-name="List_20_Continue">
      <style:paragraph-properties fo:margin-left="0cm" fo:margin-right="0cm" fo:text-indent="0cm" style:auto-text-indent="false"/>
      <style:text-properties style:text-underline-style="none"/>
    </style:style>
    <style:style style:name="P52" style:family="paragraph" style:parent-style-name="List_20_Continue">
      <style:paragraph-properties fo:margin-left="0cm" fo:margin-right="0cm" fo:text-indent="0cm" style:auto-text-indent="false"/>
      <style:text-properties fo:font-weight="normal" style:font-weight-asian="normal" style:font-weight-complex="normal"/>
    </style:style>
    <style:style style:name="P53" style:family="paragraph" style:parent-style-name="Body_20_Text_20_First_20_Indent">
      <style:paragraph-properties fo:margin-left="0cm" fo:margin-right="0cm" fo:text-align="center" style:justify-single-word="false" fo:text-indent="0cm" style:auto-text-indent="false"/>
    </style:style>
    <style:style style:name="P54" style:family="paragraph" style:parent-style-name="List_20_Continue">
      <style:paragraph-properties fo:margin-left="-1.27cm" fo:margin-right="0cm" fo:text-indent="0cm" style:auto-text-indent="false"/>
    </style:style>
    <style:style style:name="P55" style:family="paragraph" style:parent-style-name="Standard">
      <style:paragraph-properties fo:margin-left="-1.27cm" fo:margin-right="0cm" fo:text-indent="0cm" style:auto-text-indent="false"/>
    </style:style>
    <style:style style:name="P56" style:family="paragraph" style:parent-style-name="Text_20_body">
      <style:paragraph-properties fo:margin-left="2.54cm" fo:margin-right="0cm" fo:margin-top="0cm" fo:margin-bottom="0cm" fo:text-indent="0cm" style:auto-text-indent="false"/>
    </style:style>
    <style:style style:name="P57" style:family="paragraph" style:parent-style-name="Text_20_body">
      <style:paragraph-properties fo:margin-left="2.54cm" fo:margin-right="0cm" fo:margin-top="0cm" fo:margin-bottom="0cm" fo:text-indent="0cm" style:auto-text-indent="false"/>
      <style:text-properties fo:font-style="italic" style:font-style-asian="italic" style:font-style-complex="italic"/>
    </style:style>
    <style:style style:name="P58" style:family="paragraph" style:parent-style-name="Text_20_body">
      <style:paragraph-properties fo:margin-left="2.54cm" fo:margin-right="0cm" fo:text-indent="0cm" style:auto-text-indent="false"/>
      <style:text-properties fo:font-style="italic" style:font-style-asian="italic" style:font-style-complex="italic"/>
    </style:style>
    <style:style style:name="P59" style:family="paragraph" style:parent-style-name="Text_20_body">
      <style:paragraph-properties fo:margin-left="1.27cm" fo:margin-right="0cm" fo:text-indent="0cm" style:auto-text-indent="false"/>
      <style:text-properties fo:font-style="italic" style:font-style-asian="italic"/>
    </style:style>
    <style:style style:name="P60" style:family="paragraph" style:parent-style-name="Text_20_body">
      <style:paragraph-properties fo:margin-left="1.27cm" fo:margin-right="0cm" fo:text-indent="0cm" style:auto-text-indent="false"/>
      <style:text-properties fo:font-style="italic" style:font-style-asian="italic" style:font-style-complex="italic"/>
    </style:style>
    <style:style style:name="P61" style:family="paragraph" style:parent-style-name="Text_20_body">
      <style:paragraph-properties fo:margin-left="1.27cm" fo:margin-right="0cm" fo:text-indent="0cm" style:auto-text-indent="false"/>
      <style:text-properties fo:font-style="italic" fo:font-weight="bold" style:font-style-asian="italic" style:font-weight-asian="bold" style:font-weight-complex="bold"/>
    </style:style>
    <style:style style:name="P62" style:family="paragraph" style:parent-style-name="Text_20_body">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63" style:family="paragraph" style:parent-style-name="Text_20_body">
      <style:paragraph-properties fo:margin-left="1.27cm" fo:margin-right="0cm" fo:text-indent="0cm" style:auto-text-indent="false"/>
      <style:text-properties fo:font-size="11pt" fo:font-style="italic" style:font-size-asian="11pt" style:font-style-asian="italic" style:font-size-complex="11pt" style:font-style-complex="italic"/>
    </style:style>
    <style:style style:name="P64" style:family="paragraph" style:parent-style-name="Text_20_body">
      <style:paragraph-properties fo:margin-left="1.27cm" fo:margin-right="0cm" fo:text-indent="0cm" style:auto-text-indent="false"/>
      <style:text-properties fo:font-size="12pt" fo:font-style="italic" style:font-size-asian="12pt" style:font-style-asian="italic" style:font-size-complex="12pt" style:font-style-complex="italic"/>
    </style:style>
    <style:style style:name="P65" style:family="paragraph" style:parent-style-name="Text_20_body">
      <style:paragraph-properties fo:margin-left="1.27cm" fo:margin-right="0cm" fo:text-indent="0cm" style:auto-text-indent="false"/>
      <style:text-properties fo:font-size="12pt" fo:font-style="normal" style:font-size-asian="12pt" style:font-style-asian="normal" style:font-size-complex="12pt" style:font-style-complex="normal"/>
    </style:style>
    <style:style style:name="P66" style:family="paragraph" style:parent-style-name="Text_20_body">
      <style:paragraph-properties fo:margin-left="1.27cm" fo:margin-right="0cm" fo:text-indent="0cm"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67" style:family="paragraph" style:parent-style-name="Standard">
      <style:paragraph-properties fo:margin-left="1.27cm" fo:margin-right="0cm" fo:margin-top="0.494cm" fo:margin-bottom="0.494cm" fo:text-indent="0cm" style:auto-text-indent="false"/>
      <style:text-properties fo:font-size="11pt" fo:font-style="italic" fo:font-weight="bold" style:font-size-asian="11pt" style:font-style-asian="italic" style:font-weight-asian="bold" style:font-size-complex="11pt" style:font-weight-complex="bold"/>
    </style:style>
    <style:style style:name="P68" style:family="paragraph" style:parent-style-name="Standard">
      <style:paragraph-properties fo:margin-left="1.27cm" fo:margin-right="0cm" fo:margin-top="0.494cm" fo:margin-bottom="0.494cm" fo:text-indent="0cm" style:auto-text-indent="false"/>
      <style:text-properties fo:font-size="11pt" fo:font-style="italic" style:font-size-asian="11pt" style:font-style-asian="italic" style:font-size-complex="11pt" style:font-style-complex="italic"/>
    </style:style>
    <style:style style:name="P69" style:family="paragraph" style:parent-style-name="Standard">
      <style:paragraph-properties fo:margin-left="1.27cm" fo:margin-right="0cm" fo:margin-top="0.494cm" fo:margin-bottom="0.494cm" fo:text-indent="0cm" style:auto-text-indent="false"/>
      <style:text-properties fo:font-style="italic" style:text-underline-style="none" style:font-style-asian="italic" style:font-style-complex="italic"/>
    </style:style>
    <style:style style:name="P70" style:family="paragraph" style:parent-style-name="Standard">
      <style:paragraph-properties fo:margin-left="1.27cm" fo:margin-right="0cm" fo:text-indent="0cm" style:auto-text-indent="false"/>
    </style:style>
    <style:style style:name="P71"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72"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language="da" fo:country="DK" fo:font-style="italic" style:font-size-asian="10pt" style:font-style-asian="italic" style:font-name-complex="Helv" style:font-size-complex="10pt"/>
    </style:style>
    <style:style style:name="P73"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language="da" fo:country="DK" fo:font-style="italic" fo:font-weight="bold" style:font-size-asian="10pt" style:font-style-asian="italic" style:font-weight-asian="bold" style:font-name-complex="Helv" style:font-size-complex="10pt" style:font-weight-complex="bold"/>
    </style:style>
    <style:style style:name="P74"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font-style="italic" style:font-size-asian="10pt" style:font-style-asian="italic" style:font-name-complex="Helv" style:font-size-complex="10pt"/>
    </style:style>
    <style:style style:name="P75"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font-style="italic" fo:font-weight="bold" style:font-size-asian="10pt" style:font-style-asian="italic" style:font-weight-asian="bold" style:font-name-complex="Helv" style:font-size-complex="10pt" style:font-weight-complex="bold"/>
    </style:style>
    <style:style style:name="P76" style:family="paragraph" style:parent-style-name="Standard">
      <style:paragraph-properties fo:margin-left="1.27cm" fo:margin-right="0cm" fo:text-indent="0cm" style:auto-text-indent="false"/>
      <style:text-properties fo:font-style="italic" style:font-style-asian="italic" style:font-style-complex="italic"/>
    </style:style>
    <style:style style:name="P77" style:family="paragraph" style:parent-style-name="Text_20_body">
      <style:paragraph-properties fo:margin-left="1.27cm" fo:margin-right="0cm" fo:margin-top="0cm" fo:margin-bottom="0cm" fo:text-indent="0cm" style:auto-text-indent="false"/>
    </style:style>
    <style:style style:name="P78" style:family="paragraph" style:parent-style-name="Standard">
      <style:paragraph-properties fo:margin-left="1.27cm" fo:margin-right="0cm" fo:margin-top="0cm" fo:margin-bottom="0cm" fo:text-indent="0cm" style:auto-text-indent="false"/>
      <style:text-properties fo:font-style="italic" style:font-style-asian="italic" style:font-style-complex="italic"/>
    </style:style>
    <style:style style:name="P79" style:family="paragraph" style:parent-style-name="Standard">
      <style:paragraph-properties fo:margin-left="1.27cm" fo:margin-right="0cm" fo:margin-top="0cm" fo:margin-bottom="0.203cm" fo:text-indent="0cm" style:auto-text-indent="false"/>
    </style:style>
    <style:style style:name="P80" style:family="paragraph" style:parent-style-name="Normal_20__28_Web_29_">
      <style:paragraph-properties fo:margin-left="1.27cm" fo:margin-right="0cm" fo:margin-top="0cm" fo:margin-bottom="0.203cm" fo:text-indent="0cm" style:auto-text-indent="false"/>
      <style:text-properties fo:font-style="italic" style:font-style-asian="italic" style:font-style-complex="italic"/>
    </style:style>
    <style:style style:name="P81" style:family="paragraph" style:parent-style-name="List_20_Continue">
      <style:paragraph-properties fo:margin-left="1.27cm" fo:margin-right="0cm" fo:text-indent="0cm" style:auto-text-indent="false"/>
      <style:text-properties fo:font-size="11pt" fo:font-style="italic" fo:font-weight="bold" style:font-size-asian="11pt" style:font-style-asian="italic" style:font-weight-asian="bold" style:font-size-complex="11pt" style:font-weight-complex="bold"/>
    </style:style>
    <style:style style:name="P82" style:family="paragraph" style:parent-style-name="Date">
      <style:paragraph-properties fo:margin-left="6.35cm" fo:margin-right="0cm" fo:text-indent="0cm" style:auto-text-indent="false"/>
    </style:style>
    <style:style style:name="P83" style:family="paragraph" style:parent-style-name="Text_20_body">
      <style:paragraph-properties fo:margin-left="-2.54cm" fo:margin-right="0cm" fo:text-indent="0cm" style:auto-text-indent="false"/>
    </style:style>
    <style:style style:name="P84" style:family="paragraph" style:parent-style-name="Normal_20__28_Web_29_">
      <style:paragraph-properties fo:margin-left="0cm" fo:margin-right="0cm" fo:margin-top="0cm" fo:margin-bottom="0cm" fo:text-indent="1.27cm" style:auto-text-indent="false"/>
      <style:text-properties fo:font-style="italic" style:font-style-asian="italic"/>
    </style:style>
    <style:style style:name="P85" style:family="paragraph" style:parent-style-name="Normal_20__28_Web_29_">
      <style:paragraph-properties fo:margin-left="0cm" fo:margin-right="0cm" fo:margin-top="0cm" fo:margin-bottom="0cm" fo:text-indent="1.27cm" style:auto-text-indent="false"/>
      <style:text-properties fo:font-style="italic" fo:font-weight="bold" style:font-style-asian="italic" style:font-weight-asian="bold" style:font-weight-complex="bold"/>
    </style:style>
    <style:style style:name="P86" style:family="paragraph" style:parent-style-name="Standard">
      <style:paragraph-properties fo:margin-top="0cm" fo:margin-bottom="0.203cm"/>
    </style:style>
    <style:style style:name="P87" style:family="paragraph" style:parent-style-name="Standard">
      <style:paragraph-properties fo:margin-top="0cm" fo:margin-bottom="0.203cm"/>
      <style:text-properties fo:color="#000000"/>
    </style:style>
    <style:style style:name="P88" style:family="paragraph" style:parent-style-name="Standard">
      <style:paragraph-properties fo:margin-top="0cm" fo:margin-bottom="0.203cm"/>
      <style:text-properties fo:color="#000000" fo:font-weight="normal" style:font-weight-asian="normal" style:font-weight-complex="normal"/>
    </style:style>
    <style:style style:name="P89" style:family="paragraph" style:parent-style-name="Standard">
      <style:paragraph-properties fo:margin-top="0cm" fo:margin-bottom="0.203cm"/>
      <style:text-properties fo:color="#000000" fo:font-style="italic" style:font-style-asian="italic" style:font-style-complex="italic"/>
    </style:style>
    <style:style style:name="P90" style:family="paragraph" style:parent-style-name="Standard">
      <style:paragraph-properties fo:margin-top="0cm" fo:margin-bottom="0cm" style:text-autospace="none"/>
      <style:text-properties fo:color="#0000ff"/>
    </style:style>
    <style:style style:name="P91" style:family="paragraph" style:parent-style-name="Standard">
      <style:paragraph-properties fo:margin-top="0cm" fo:margin-bottom="0cm"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92" style:family="paragraph" style:parent-style-name="Standard">
      <style:paragraph-properties fo:margin-top="0cm" fo:margin-bottom="0cm" fo:text-align="start" style:justify-single-word="false" style:text-autospace="non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93" style:family="paragraph" style:parent-style-name="Standard">
      <style:paragraph-properties fo:margin-left="-1.27cm" fo:margin-right="0cm" fo:margin-top="0.494cm" fo:margin-bottom="0.494cm" fo:text-indent="1.27cm" style:auto-text-indent="false"/>
    </style:style>
    <style:style style:name="P94" style:family="paragraph" style:parent-style-name="Standard">
      <style:paragraph-properties fo:margin-left="-1.27cm" fo:margin-right="0cm" fo:margin-top="0.494cm" fo:margin-bottom="0.494cm" fo:text-indent="1.27cm" style:auto-text-indent="false"/>
      <style:text-properties fo:font-style="normal" fo:font-weight="normal" style:font-style-asian="normal" style:font-weight-asian="normal" style:font-style-complex="normal" style:font-weight-complex="normal"/>
    </style:style>
    <style:style style:name="P95" style:family="paragraph" style:parent-style-name="Text_20_body">
      <style:text-properties fo:font-size="10.5pt" fo:font-style="italic" style:font-style-asian="italic" style:font-style-complex="italic"/>
    </style:style>
    <style:style style:name="P96" style:family="paragraph" style:parent-style-name="Text_20_body">
      <style:text-properties fo:font-style="normal" fo:font-weight="normal" style:font-style-asian="normal" style:font-weight-asian="normal" style:font-style-complex="normal" style:font-weight-complex="normal"/>
    </style:style>
    <style:style style:name="P97" style:family="paragraph" style:parent-style-name="Text_20_body">
      <style:text-properties fo:color="#000000"/>
    </style:style>
    <style:style style:name="P98" style:family="paragraph" style:parent-style-name="Text_20_body">
      <style:text-properties style:font-name="TimesNewRomanPSMT" fo:font-size="12pt" style:font-name-asian="TimesNewRomanPSMT" style:font-size-asian="12pt" style:font-name-complex="TimesNewRomanPSMT" style:font-size-complex="12pt"/>
    </style:style>
    <style:style style:name="P99" style:family="paragraph" style:parent-style-name="Text_20_body">
      <style:text-properties fo:font-size="12pt" fo:font-style="normal" style:font-size-asian="12pt" style:font-style-asian="normal" style:font-size-complex="12pt" style:font-style-complex="normal"/>
    </style:style>
    <style:style style:name="P100" style:family="paragraph" style:parent-style-name="Contents_20_3">
      <style:paragraph-properties>
        <style:tab-stops>
          <style:tab-stop style:position="13.61cm" style:type="right" style:leader-style="dotted" style:leader-text="."/>
        </style:tab-stops>
      </style:paragraph-properties>
    </style:style>
    <style:style style:name="P101"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102" style:family="paragraph" style:parent-style-name="Contents_20_2">
      <style:paragraph-properties>
        <style:tab-stops>
          <style:tab-stop style:position="14.034cm" style:type="right" style:leader-style="dotted" style:leader-text="."/>
        </style:tab-stops>
      </style:paragraph-properties>
    </style:style>
    <style:style style:name="P103" style:family="paragraph" style:parent-style-name="Heading_20_2">
      <style:paragraph-properties fo:margin-left="0cm" fo:margin-right="0cm" fo:text-indent="0cm" style:auto-text-indent="false"/>
    </style:style>
    <style:style style:name="P104" style:family="paragraph" style:parent-style-name="Heading_20_1">
      <style:paragraph-properties fo:margin-left="0cm" fo:margin-right="0cm" fo:margin-top="0cm" fo:margin-bottom="0.203cm" fo:text-indent="0cm" style:auto-text-indent="false"/>
      <style:text-properties fo:color="#000000" fo:font-style="normal" fo:font-weight="bold" style:font-style-asian="normal" style:font-weight-asian="bold" style:font-style-complex="normal" style:font-weight-complex="bold"/>
    </style:style>
    <style:style style:name="P105"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106" style:family="paragraph" style:parent-style-name="List_20_Continue" style:list-style-name="L2">
      <style:paragraph-properties fo:margin-left="0cm" fo:margin-right="0cm" fo:text-indent="0cm" style:auto-text-indent="false"/>
      <style:text-properties style:text-underline-style="solid" style:text-underline-width="auto" style:text-underline-color="font-color"/>
    </style:style>
    <style:style style:name="P107" style:family="paragraph" style:parent-style-name="List_20_Continue" style:list-style-name="L2">
      <style:paragraph-properties fo:margin-left="0cm" fo:margin-right="0cm" fo:text-indent="0cm" style:auto-text-indent="false"/>
    </style:style>
    <style:style style:name="P108" style:family="paragraph" style:parent-style-name="List_20_Continue" style:list-style-name="L3">
      <style:paragraph-properties fo:margin-left="0cm" fo:margin-right="0cm" fo:margin-top="0cm" fo:margin-bottom="0.203cm" fo:text-indent="0cm" style:auto-text-indent="false"/>
    </style:style>
    <style:style style:name="P109" style:family="paragraph" style:parent-style-name="List_20_Number">
      <style:paragraph-properties fo:margin-left="3.81cm" fo:margin-right="0cm" fo:margin-top="0cm" fo:margin-bottom="0cm" fo:text-indent="0cm" style:auto-text-indent="false">
        <style:tab-stops>
          <style:tab-stop style:position="2.921cm"/>
        </style:tab-stops>
      </style:paragraph-properties>
      <style:text-properties fo:font-style="italic" style:font-style-asian="italic" style:font-style-complex="italic"/>
    </style:style>
    <style:style style:name="P110"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111" style:family="paragraph" style:parent-style-name="List_20_Number" style:list-style-name="L7">
      <style:paragraph-properties fo:margin-left="0cm" fo:margin-right="0cm" fo:margin-top="0cm" fo:margin-bottom="0cm" fo:text-indent="0cm" style:auto-text-indent="false">
        <style:tab-stops>
          <style:tab-stop style:position="2.921cm"/>
        </style:tab-stops>
      </style:paragraph-properties>
      <style:text-properties fo:font-style="italic" style:font-style-asian="italic" style:font-style-complex="italic"/>
    </style:style>
    <style:style style:name="P112" style:family="paragraph" style:parent-style-name="List_20_Number" style:list-style-name="L7">
      <style:paragraph-properties fo:margin-left="-1.27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113" style:family="paragraph" style:parent-style-name="List_20_Number" style:list-style-name="L16">
      <style:paragraph-properties fo:margin-left="2.54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114" style:family="paragraph" style:parent-style-name="Standard" style:list-style-name="L10">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15" style:family="paragraph" style:parent-style-name="Standard" style:list-style-name="L10">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16" style:family="paragraph" style:parent-style-name="Standard" style:list-style-name="L12"/>
    <style:style style:name="P117" style:family="paragraph" style:parent-style-name="Standard" style:list-style-name="L13"/>
    <style:style style:name="P118" style:family="paragraph" style:parent-style-name="Standard" style:list-style-name="L1">
      <style:paragraph-properties fo:margin-left="0cm" fo:margin-right="0cm" fo:margin-top="0cm" fo:margin-bottom="0.203cm" fo:text-indent="0cm" style:auto-text-indent="false"/>
    </style:style>
    <style:style style:name="P119" style:family="paragraph" style:parent-style-name="Standard" style:list-style-name="L1">
      <style:paragraph-properties fo:margin-left="0cm" fo:margin-right="0cm" fo:margin-top="0cm" fo:margin-bottom="0.203cm" fo:text-indent="0cm" style:auto-text-indent="false"/>
      <style:text-properties fo:color="#000000" fo:font-weight="normal" style:font-weight-asian="normal" style:font-weight-complex="normal"/>
    </style:style>
    <style:style style:name="P120" style:family="paragraph" style:parent-style-name="Standard" style:list-style-name="L3">
      <style:paragraph-properties fo:margin-left="0cm" fo:margin-right="0cm" fo:margin-top="0cm" fo:margin-bottom="0.203cm" fo:text-indent="0cm" style:auto-text-indent="false"/>
    </style:style>
    <style:style style:name="P121" style:family="paragraph" style:parent-style-name="Standard" style:list-style-name="L4">
      <style:paragraph-properties fo:margin-left="1.27cm" fo:margin-right="0cm" fo:margin-top="0cm" fo:margin-bottom="0.203cm" fo:text-indent="0cm" style:auto-text-indent="false"/>
    </style:style>
    <style:style style:name="P122" style:family="paragraph" style:parent-style-name="Standard" style:list-style-name="L6">
      <style:paragraph-properties fo:margin-left="1.27cm" fo:margin-right="0cm" fo:margin-top="0cm" fo:margin-bottom="0cm" fo:text-indent="0cm" style:auto-text-indent="false"/>
    </style:style>
    <style:style style:name="P123" style:family="paragraph" style:parent-style-name="List_20_Number_20_4">
      <style:paragraph-properties fo:margin-left="-2.54cm" fo:margin-right="0cm" fo:text-indent="0cm" style:auto-text-indent="false"/>
    </style:style>
    <style:style style:name="P124" style:family="paragraph" style:parent-style-name="List_20_Number_20_4">
      <style:paragraph-properties fo:margin-left="0cm" fo:margin-right="0cm" fo:text-indent="0cm" style:auto-text-indent="false"/>
    </style:style>
    <style:style style:name="P125" style:family="paragraph" style:parent-style-name="Text_20_body" style:list-style-name="WW8Num33">
      <style:paragraph-properties fo:margin-left="0cm" fo:margin-right="0cm" fo:text-indent="0cm" style:auto-text-indent="false"/>
      <style:text-properties fo:font-style="italic" style:font-style-asian="italic" style:font-style-complex="italic"/>
    </style:style>
    <style:style style:name="P126" style:family="paragraph" style:parent-style-name="Text_20_body" style:list-style-name="WW8Num33">
      <style:paragraph-properties fo:margin-left="0cm" fo:margin-right="0cm" fo:text-indent="0cm" style:auto-text-indent="false"/>
    </style:style>
    <style:style style:name="P127" style:family="paragraph" style:parent-style-name="Text_20_body" style:list-style-name="L11">
      <style:paragraph-properties fo:margin-left="0cm" fo:margin-right="0cm" fo:text-indent="0cm" style:auto-text-indent="false"/>
      <style:text-properties fo:color="#000000" style:font-name="TimesNewRomanPSMT" fo:font-size="12pt" style:font-name-asian="TimesNewRomanPSMT" style:font-size-asian="12pt" style:font-name-complex="TimesNewRomanPSMT" style:font-size-complex="12pt"/>
    </style:style>
    <style:style style:name="P128" style:family="paragraph" style:parent-style-name="Text_20_body" style:list-style-name="L11">
      <style:paragraph-properties fo:margin-left="0cm" fo:margin-right="0cm" fo:text-indent="0cm" style:auto-text-indent="false"/>
    </style:style>
    <style:style style:name="P129" style:family="paragraph" style:parent-style-name="Text_20_body" style:list-style-name="L14">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130" style:family="paragraph" style:parent-style-name="Text_20_body" style:list-style-name="L5">
      <style:paragraph-properties fo:margin-left="0cm" fo:margin-right="0cm" fo:margin-top="0cm" fo:margin-bottom="0cm" fo:text-indent="0cm" style:auto-text-indent="false"/>
    </style:style>
    <style:style style:name="P131" style:family="paragraph" style:parent-style-name="Text_20_body" style:list-style-name="WW8Num33">
      <style:paragraph-properties fo:margin-left="-1.27cm" fo:margin-right="0cm" fo:text-indent="0cm" style:auto-text-indent="false"/>
    </style:style>
    <style:style style:name="P132" style:family="paragraph" style:parent-style-name="Text_20_body" style:list-style-name="WW8Num33">
      <style:paragraph-properties fo:margin-left="-1.27cm" fo:margin-right="0cm" fo:margin-top="0cm" fo:margin-bottom="0cm" fo:text-indent="0cm" style:auto-text-indent="false"/>
    </style:style>
    <style:style style:name="P133" style:family="paragraph" style:parent-style-name="Text_20_body" style:list-style-name="L6">
      <style:paragraph-properties fo:margin-left="1.27cm" fo:margin-right="0cm" fo:margin-top="0cm" fo:margin-bottom="0cm" fo:text-indent="0cm" style:auto-text-indent="false"/>
    </style:style>
    <style:style style:name="P134" style:family="paragraph" style:parent-style-name="Text_20_body" style:list-style-name="L8">
      <style:paragraph-properties fo:margin-left="1.27cm" fo:margin-right="0cm" fo:margin-top="0cm" fo:margin-bottom="0cm" fo:text-indent="0cm" style:auto-text-indent="false"/>
    </style:style>
    <style:style style:name="P135" style:family="paragraph" style:parent-style-name="Text_20_body" style:list-style-name="L5">
      <style:paragraph-properties fo:margin-left="1.27cm" fo:margin-right="0cm" fo:margin-top="0cm" fo:margin-bottom="0cm" fo:text-indent="0cm" style:auto-text-indent="false"/>
    </style:style>
    <style:style style:name="P136" style:family="paragraph" style:parent-style-name="Text_20_body" style:list-style-name="L15">
      <style:paragraph-properties fo:margin-left="1.27cm" fo:margin-right="0cm" fo:margin-top="0cm" fo:margin-bottom="0cm" fo:text-indent="0cm" style:auto-text-indent="false"/>
    </style:style>
    <style:style style:name="P137" style:family="paragraph" style:parent-style-name="Text_20_body" style:list-style-name="L9">
      <style:paragraph-properties fo:margin-left="1.27cm" fo:margin-right="0cm" fo:text-indent="0cm" style:auto-text-indent="false"/>
    </style:style>
    <style:style style:name="P138" style:family="paragraph" style:parent-style-name="Text_20_body" style:list-style-name="L15">
      <style:paragraph-properties fo:margin-left="1.27cm" fo:margin-right="0cm" fo:text-indent="0cm" style:auto-text-indent="false"/>
    </style:style>
    <style:style style:name="P139" style:family="paragraph" style:parent-style-name="Text_20_body" style:list-style-name="L9">
      <style:paragraph-properties fo:margin-left="2.54cm" fo:margin-right="0cm" fo:margin-top="0cm" fo:margin-bottom="0cm" fo:text-indent="0cm" style:auto-text-indent="false"/>
    </style:style>
    <style:style style:name="P140" style:family="paragraph" style:parent-style-name="Text_20_body" style:list-style-name="L15">
      <style:paragraph-properties fo:margin-left="2.54cm" fo:margin-right="0cm" fo:margin-top="0cm" fo:margin-bottom="0cm" fo:text-indent="0cm" style:auto-text-indent="false"/>
    </style:style>
    <style:style style:name="P141" style:family="paragraph" style:parent-style-name="Text_20_body" style:list-style-name="L15">
      <style:paragraph-properties fo:margin-left="2.54cm" fo:margin-right="0cm" fo:text-indent="0cm" style:auto-text-indent="false"/>
    </style:style>
    <style:style style:name="P142" style:family="paragraph" style:parent-style-name="Text_20_body" style:list-style-name="WW8Num18">
      <style:paragraph-properties fo:margin-left="-2.54cm" fo:margin-right="0cm" fo:text-indent="0cm" style:auto-text-indent="false"/>
    </style:style>
    <style:style style:name="P143" style:family="paragraph" style:parent-style-name="Text_20_body" style:list-style-name="WW8Num18">
      <style:paragraph-properties fo:margin-left="-2.54cm" fo:margin-right="0cm" fo:text-align="start" style:justify-single-word="false" fo:text-indent="0cm"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language-asian="zh" style:country-asian="CN" style:font-style-asian="italic" style:font-style-complex="italic"/>
    </style:style>
    <style:style style:name="T10" style:family="text">
      <style:text-properties fo:font-size="11pt" fo:font-style="italic" style:font-size-asian="11pt" style:font-style-asian="italic" style:font-size-complex="11pt"/>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font-style="italic" fo:font-weight="bold" style:font-size-asian="11pt" style:font-style-asian="italic" style:font-weight-asian="bold" style:font-size-complex="11pt" style:font-style-complex="italic" style:font-weight-complex="bold"/>
    </style:style>
    <style:style style:name="T13" style:family="text">
      <style:text-properties fo:font-size="11pt" fo:font-style="italic" fo:font-weight="bold" style:font-size-asian="11pt" style:font-style-asian="italic" style:font-weight-asian="bold" style:font-size-complex="11pt" style:font-weight-complex="bold"/>
    </style:style>
    <style:style style:name="T14" style:family="text">
      <style:text-properties fo:font-size="11pt" style:font-size-asian="11pt" style:font-size-complex="11pt"/>
    </style:style>
    <style:style style:name="T15" style:family="text">
      <style:text-properties fo:font-size="11pt" style:font-size-asian="11pt" style:font-size-complex="11pt" style:font-style-complex="italic"/>
    </style:style>
    <style:style style:name="T16" style:family="text">
      <style:text-properties fo:font-size="11pt" fo:font-style="normal" style:font-size-asian="11pt" style:font-style-asian="normal" style:font-size-complex="11pt"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color="#ff0000"/>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color="#000000"/>
    </style:style>
    <style:style style:name="T24" style:family="text">
      <style:text-properties fo:color="#000000" fo:font-weight="bold" style:font-weight-asian="bold" style:font-weight-complex="bold"/>
    </style:style>
    <style:style style:name="T25" style:family="text">
      <style:text-properties fo:color="#000000" fo:font-style="italic" style:font-style-asian="italic" style:font-style-complex="italic"/>
    </style:style>
    <style:style style:name="T26" style:family="text">
      <style:text-properties fo:color="#000000" fo:font-style="italic" style:text-underline-style="solid" style:text-underline-width="auto" style:text-underline-color="font-color" style:font-style-asian="italic" style:font-style-complex="italic"/>
    </style:style>
    <style:style style:name="T27" style:family="text">
      <style:text-properties fo:color="#000000" fo:font-style="italic" fo:font-weight="bold" style:font-style-asian="italic" style:font-weight-asian="bold" style:font-style-complex="italic" style:font-weight-complex="bold"/>
    </style:style>
    <style:style style:name="T28" style:family="text">
      <style:text-properties fo:color="#000000" fo:font-style="italic" fo:font-weight="normal"/>
    </style:style>
    <style:style style:name="T29" style:family="text">
      <style:text-properties fo:color="#000000" fo:font-style="normal" style:font-style-asian="normal" style:font-style-complex="normal"/>
    </style:style>
    <style:style style:name="T30" style:family="text">
      <style:text-properties fo:color="#000000" fo:font-style="normal" style:text-underline-style="solid" style:text-underline-width="auto" style:text-underline-color="font-color" style:font-style-asian="normal" style:font-style-complex="normal"/>
    </style:style>
    <style:style style:name="T31" style:family="text">
      <style:text-properties fo:color="#000000" fo:font-style="normal" fo:font-weight="bold" style:font-style-asian="normal" style:font-weight-asian="bold" style:font-style-complex="normal" style:font-weight-complex="bold"/>
    </style:style>
    <style:style style:name="T32" style:family="text">
      <style:text-properties fo:color="#000000" fo:font-style="normal" fo:font-weight="normal" style:font-style-asian="normal" style:font-weight-asian="normal" style:font-style-complex="normal" style:font-weight-complex="normal"/>
    </style:style>
    <style:style style:name="T33" style:family="text">
      <style:text-properties fo:color="#000000" fo:font-weight="normal" style:font-weight-asian="normal" style:font-weight-complex="normal"/>
    </style:style>
    <style:style style:name="T34" style:family="text">
      <style:text-properties fo:color="#000000" style:font-name="Times New Roman1" fo:font-style="normal" fo:font-weight="normal" style:font-name-asian="Arial-BoldItalicMT" style:font-size-asian="14pt" style:font-style-asian="italic" style:font-weight-asian="bold" style:font-name-complex="Arial-BoldItalicMT" style:font-size-complex="14pt" style:font-style-complex="italic" style:font-weight-complex="bold"/>
    </style:style>
    <style:style style:name="T35" style:family="text">
      <style:text-properties fo:color="#000000" fo:font-size="10.5pt" fo:font-style="italic" style:font-style-asian="italic" style:font-style-complex="italic"/>
    </style:style>
    <style:style style:name="T36" style:family="text">
      <style:text-properties fo:color="#000000" fo:font-size="10.5pt" fo:font-style="italic" fo:font-weight="normal" style:font-style-asian="italic" style:font-style-complex="italic"/>
    </style:style>
    <style:style style:name="T37"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38" style:family="text">
      <style:text-properties fo:color="#000000" style:font-name="Times New Roman" fo:font-style="normal" fo:font-weight="normal" style:font-style-asian="normal" style:font-weight-asian="normal" style:font-style-complex="normal" style:font-weight-complex="normal"/>
    </style:style>
    <style:style style:name="T39"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0"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41" style:family="text">
      <style:text-properties fo:color="#000000" style:font-name="Arial" fo:font-style="normal" fo:font-weight="bold" style:font-style-asian="normal" style:font-weight-asian="bold" style:font-style-complex="normal" style:font-weight-complex="bold"/>
    </style:style>
    <style:style style:name="T42" style:family="text">
      <style:text-properties fo:color="#000000" fo:font-size="14pt" style:font-size-asian="14pt" style:font-size-complex="14pt"/>
    </style:style>
    <style:style style:name="T43" style:family="text">
      <style:text-properties fo:color="#000000" fo:font-size="14pt" fo:font-style="normal" style:font-size-asian="14pt" style:font-style-asian="normal" style:font-size-complex="14pt" style:font-style-complex="normal"/>
    </style:style>
    <style:style style:name="T44" style:family="text">
      <style:text-properties style:font-name="Helv" fo:font-size="10pt" fo:font-style="italic" style:font-size-asian="10pt" style:font-style-asian="italic" style:font-name-complex="Helv" style:font-size-complex="10pt"/>
    </style:style>
    <style:style style:name="T45" style:family="text">
      <style:text-properties style:font-name="Helv" fo:font-size="10pt" fo:language="da" fo:country="DK" fo:font-style="italic" style:font-size-asian="10pt" style:font-style-asian="italic" style:font-name-complex="Helv" style:font-size-complex="10pt"/>
    </style:style>
    <style:style style:name="T46" style:family="text">
      <style:text-properties fo:font-size="12pt" fo:font-style="normal" style:font-size-asian="12pt" style:font-style-asian="normal" style:font-size-complex="12pt" style:font-style-complex="normal"/>
    </style:style>
    <style:style style:name="T47" style:family="text">
      <style:text-properties fo:font-size="12pt" fo:font-style="normal" style:font-size-asian="12pt" style:language-asian="zh" style:country-asian="CN" style:font-style-asian="normal" style:font-size-complex="12pt" style:font-style-complex="normal"/>
    </style:style>
    <style:style style:name="T48" style:family="text">
      <style:text-properties fo:font-size="12pt" fo:font-style="normal" fo:font-weight="bold" style:font-size-asian="12pt" style:font-style-asian="normal" style:font-weight-asian="bold" style:font-size-complex="12pt" style:font-style-complex="normal" style:font-weight-complex="bold"/>
    </style:style>
    <style:style style:name="T49" style:family="text">
      <style:text-properties fo:font-size="12pt" fo:font-style="italic" style:font-size-asian="12pt" style:font-style-asian="italic" style:font-size-complex="12pt" style:font-style-complex="italic"/>
    </style:style>
    <style:style style:name="T50" style:family="text">
      <style:text-properties fo:font-size="12pt" style:font-size-asian="12pt" style:font-size-complex="12pt"/>
    </style:style>
    <style:style style:name="T51" style:family="text">
      <style:text-properties style:font-name="TimesNewRomanPSMT" fo:font-size="12pt" style:font-name-asian="TimesNewRomanPSMT" style:font-size-asian="12pt" style:font-name-complex="TimesNewRomanPSMT" style:font-size-complex="12pt"/>
    </style:style>
    <style:style style:name="T52"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53"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54"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55" style:family="text">
      <style:text-properties fo:color="#0000ff"/>
    </style:style>
    <style:style style:name="T56" style:family="text">
      <style:text-properties fo:color="#0000ff" style:font-name="TimesNewRomanPSMT" fo:font-size="12pt" style:font-name-asian="TimesNewRomanPSMT" style:font-size-asian="12pt" style:font-name-complex="TimesNewRomanPSMT" style:font-size-complex="12pt"/>
    </style:style>
    <style:style style:name="T57" style:family="text">
      <style:text-properties fo:color="#0000ff" fo:font-weight="normal" style:font-weight-asian="normal" style:font-weight-complex="normal"/>
    </style:style>
    <style:style style:name="T58"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9" style:family="text">
      <style:text-properties fo:font-size="10.5pt"/>
    </style:style>
    <style:style style:name="T60" style:family="text">
      <style:text-properties fo:font-size="10.5pt" fo:font-style="italic" style:font-style-asian="italic" style:font-style-complex="italic"/>
    </style:style>
    <style:style style:name="T61" style:family="text">
      <style:text-properties style:font-name="Times New Roman" fo:font-size="16pt" fo:font-weight="bold" style:font-name-complex="Times New Roman"/>
    </style:style>
    <style:style style:name="T62" style:family="text">
      <style:text-properties style:font-name="Times New Roman" fo:font-size="12pt" fo:font-weight="bold" style:font-size-asian="12pt" style:font-name-complex="Times New Roman" style:font-size-complex="12pt"/>
    </style:style>
    <style:style style:name="T63" style:family="text">
      <style:text-properties style:font-name="Times New Roman" fo:font-size="12pt" fo:font-weight="normal" style:font-size-asian="12pt" style:font-weight-asian="normal" style:font-name-complex="Times New Roman" style:font-size-complex="12pt" style:font-weight-complex="normal"/>
    </style:style>
    <style:style style:name="T64" style:family="text">
      <style:text-properties style:font-name="Times New Roman" fo:font-size="12pt" fo:font-weight="normal" style:font-size-asian="12pt" style:font-weight-asian="normal" style:font-size-complex="12pt" style:font-weight-complex="normal"/>
    </style:style>
    <style:style style:name="T65" style:family="text">
      <style:text-properties style:font-name="Times New Roman"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66"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67" style:family="text">
      <style:text-properties fo:font-weight="normal" style:font-weight-asian="normal" style:font-weight-complex="normal"/>
    </style:style>
    <style:style style:name="T68"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69" style:family="text">
      <style:text-properties style:text-underline-style="none"/>
    </style:style>
    <style:style style:name="T70" style:family="text">
      <style:text-properties fo:font-size="14pt" style:font-size-asian="14pt" style:font-size-complex="14pt"/>
    </style:style>
    <style:style style:name="T71" style:family="text">
      <style:text-properties style:font-name="Times" fo:font-size="12pt" fo:font-weight="normal" style:font-size-asian="12pt" style:font-weight-asian="normal" style:font-size-complex="12pt" style:font-weight-complex="normal"/>
    </style:style>
    <style:style style:name="T72" style:family="text">
      <style:text-properties style:language-asian="zh" style:country-asian="CN"/>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3.175cm" text:min-label-width="0.635cm"/>
        <style:text-properties style:font-name="StarSymbol"/>
      </text:list-level-style-bullet>
      <text:list-level-style-number text:level="2" style:num-suffix="." style:num-format="1">
        <style:list-level-properties text:space-before="3.81cm" text:min-label-width="0.635cm"/>
      </text:list-level-style-number>
      <text:list-level-style-bullet text:level="3" text:style-name="Bullet_20_Symbols" style:num-suffix="." text:bullet-char="■">
        <style:list-level-properties text:space-before="4.445cm" text:min-label-width="0.635cm"/>
        <style:text-properties style:font-name="StarSymbol"/>
      </text:list-level-style-bullet>
      <text:list-level-style-bullet text:level="4" text:style-name="Bullet_20_Symbols" style:num-suffix="." text:bullet-char="●">
        <style:list-level-properties text:space-before="5.08cm" text:min-label-width="0.635cm"/>
        <style:text-properties style:font-name="StarSymbol"/>
      </text:list-level-style-bullet>
      <text:list-level-style-bullet text:level="5" text:style-name="Bullet_20_Symbols" style:num-suffix="." text:bullet-char="○">
        <style:list-level-properties text:space-before="5.715cm" text:min-label-width="0.635cm"/>
        <style:text-properties style:font-name="StarSymbol"/>
      </text:list-level-style-bullet>
      <text:list-level-style-bullet text:level="6" text:style-name="Bullet_20_Symbols" style:num-suffix="." text:bullet-char="■">
        <style:list-level-properties text:space-before="6.3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7.62cm" text:min-label-width="0.635cm"/>
        <style:text-properties style:font-name="StarSymbol"/>
      </text:list-level-style-bullet>
      <text:list-level-style-bullet text:level="9" text:style-name="Bullet_20_Symbols" style:num-suffix="." text:bullet-char="■">
        <style:list-level-properties text:space-before="8.255cm" text:min-label-width="0.635cm"/>
        <style:text-properties style:font-name="StarSymbol"/>
      </text:list-level-style-bullet>
      <text:list-level-style-bullet text:level="10" text:style-name="Bullet_20_Symbols" style:num-suffix="." text:bullet-char="●">
        <style:list-level-properties text:space-before="8.89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xCAT 2 on AIX</text:p>
      <text:p text:style-name="P53">Using xCAT Service Nodes with AIX</text:p>
      <text:p text:style-name="P82">Date: 7/16/2009</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101"><text:a xlink:type="simple" xlink:href="#1.Overview|outline">1.0 Overview<text:tab/>2</text:a></text:p>
          <text:p text:style-name="P101"><text:a xlink:type="simple" xlink:href="#2.Additional configuration of the management node|outline">2.0 Additional configuration of the management node<text:tab/>4</text:a></text:p>
          <text:p text:style-name="P102"><text:a xlink:type="simple" xlink:href="#2.1.Switch to the MySQL database|outline">2.1 Switch to the MySQL database<text:tab/>4</text:a></text:p>
          <text:p text:style-name="P101"><text:a xlink:type="simple" xlink:href="#3.Install the Service Nodes|outline">3.0 Install the Service Nodes<text:tab/>4</text:a></text:p>
          <text:p text:style-name="P102"><text:a xlink:type="simple" xlink:href="#3.1.Define the HMCs as xCAT nodes|outline">3.1 Define the HMCs as xCAT nodes<text:tab/>4</text:a></text:p>
          <text:p text:style-name="P102"><text:a xlink:type="simple" xlink:href="#3.2.Discover the LPARs managed by the HMCs|outline">3.2 Discover the LPARs managed by the HMCs<text:tab/>4</text:a></text:p>
          <text:p text:style-name="P102"><text:a xlink:type="simple" xlink:href="#3.3.Define xCAT service nodes|outline">3.3 Define xCAT service nodes<text:tab/>6</text:a></text:p>
          <text:p text:style-name="P102"><text:a xlink:type="simple" xlink:href="#3.4.Add IP addresses and hostnames to /etc/hosts|outline">3.4 Add IP addresses and hostnames to /etc/hosts<text:tab/>6</text:a></text:p>
          <text:p text:style-name="P102"><text:a xlink:type="simple" xlink:href="#3.5.Create a Service Node operating system image|outline">3.5 Create a Service Node operating system image<text:tab/>6</text:a></text:p>
          <text:p text:style-name="P102"><text:a xlink:type="simple" xlink:href="#3.6.Add required service node software|outline">3.6 Add required service node software<text:tab/>8</text:a></text:p>
          <text:p text:style-name="P102"><text:a xlink:type="simple" xlink:href="#3.7.Define xCAT networks|outline">3.7 Define xCAT networks<text:tab/>9</text:a></text:p>
          <text:p text:style-name="P102"><text:a xlink:type="simple" xlink:href="#3.8. Create additional NIM network definitions (optional)  |outline">3.8 <text:s/>Create additional NIM network definitions (optional) <text:s/><text:tab/>10</text:a></text:p>
          <text:p text:style-name="P102"><text:a xlink:type="simple" xlink:href="#3.9.Define an xCAT “service” group|outline">3.9 Define an xCAT “service” group<text:tab/>11</text:a></text:p>
          <text:p text:style-name="P102"><text:a xlink:type="simple" xlink:href="#3.10. Include customization scripts |outline">3.10 <text:s/>Include customization scripts <text:tab/>11</text:a></text:p>
          <text:p text:style-name="P100"><text:a xlink:type="simple" xlink:href="#3.10.1. Add “servicnode” script for service nodes|outline">3.10.1 <text:s/>Add “servicnode” script for service nodes<text:tab/>12</text:a></text:p>
          <text:p text:style-name="P100"><text:a xlink:type="simple" xlink:href="#3.10.2.  Add NTP setup script (optional)|outline">3.10.2 <text:s text:c="2"/>Add NTP setup script (optional)<text:tab/>12</text:a></text:p>
          <text:p text:style-name="P100"><text:a xlink:type="simple" xlink:href="#3.10.3. Add secondary adapter configuration script|outline">3.10.3 <text:s/>Add secondary adapter configuration script<text:tab/>13</text:a></text:p>
          <text:p text:style-name="P102"><text:a xlink:type="simple" xlink:href="#3.11.Gather MAC information for the install adapters.|outline">3.11 Gather MAC information for the install adapters.<text:tab/>13</text:a></text:p>
          <text:p text:style-name="P102"><text:a xlink:type="simple" xlink:href="#3.12.Create NIM client &amp; group definitions|outline">3.12 Create NIM client &amp; group definitions<text:tab/>14</text:a></text:p>
          <text:p text:style-name="P102"><text:a xlink:type="simple" xlink:href="#3.13.Initialize the AIX/NIM  nodes|outline">3.13 Initialize the AIX/NIM <text:s/>nodes<text:tab/>14</text:a></text:p>
          <text:p text:style-name="P102"><text:a xlink:type="simple" xlink:href="#3.14. Open a remote console (optional)|outline">3.14 <text:s/>Open a remote console (optional)<text:tab/>15</text:a></text:p>
          <text:p text:style-name="P102"><text:a xlink:type="simple" xlink:href="#3.15.Initiate a network boot|outline">3.15 Initiate a network boot<text:tab/>15</text:a></text:p>
          <text:p text:style-name="P102"><text:a xlink:type="simple" xlink:href="#3.16.Verify the deployment|outline">3.16 Verify the deployment<text:tab/>16</text:a></text:p>
          <text:p text:style-name="P100"><text:a xlink:type="simple" xlink:href="#3.16.1. Retry and troubleshooting tips: |outline">3.16.1 <text:s/>Retry and troubleshooting tips: <text:tab/>16</text:a></text:p>
          <text:p text:style-name="P102"><text:a xlink:type="simple" xlink:href="#3.17. Configure additional adapters on the service nodes (optional)|outline">3.17 <text:s/>Configure additional adapters on the service nodes (optional)<text:tab/>17</text:a></text:p>
          <text:p text:style-name="P102"><text:a xlink:type="simple" xlink:href="#3.18.Verify Service Node configuration|outline">3.18 Verify Service Node configuration<text:tab/>17</text:a></text:p>
          <text:p text:style-name="P101"><text:a xlink:type="simple" xlink:href="#4.Install the cluster nodes|outline">4.0 Install the cluster nodes<text:tab/>18</text:a></text:p>
          <text:p text:style-name="P102"><text:a xlink:type="simple" xlink:href="#4.1.Create a diskless image|outline">4.1 Create a diskless image<text:tab/>18</text:a></text:p>
          <text:p text:style-name="P102"><text:a xlink:type="simple" xlink:href="#4.2.Update the SPOT  (optional)|outline">4.2 Update the SPOT <text:s/>(optional)<text:tab/>19</text:a></text:p>
          <text:p text:style-name="P100"><text:a xlink:type="simple" xlink:href="#4.2.1.Updating a SPOT with SSH software|outline">4.2.1 Updating a SPOT with SSH software<text:tab/>19</text:a></text:p>
          <text:p text:style-name="P102"><text:a xlink:type="simple" xlink:href="#4.3.Define xCAT networks|outline">4.3 Define xCAT networks<text:tab/>20</text:a></text:p>
          <text:p text:style-name="P102"><text:a xlink:type="simple" xlink:href="#4.4.Define the LPARs currently managed by the HMC|outline">4.4 Define the LPARs currently managed by the HMC<text:tab/>21</text:a></text:p>
          <text:p text:style-name="P102"><text:a xlink:type="simple" xlink:href="#4.5.Create and define additional logical partitions (optional)|outline">4.5 Create and define additional logical partitions (optional)<text:tab/>21</text:a></text:p>
          <text:p text:style-name="P102"><text:a xlink:type="simple" xlink:href="#4.6.Gather MAC information for the node boot adapters.|outline">4.6 Gather MAC information for the node boot adapters.<text:tab/>22</text:a></text:p>
          <text:p text:style-name="P102"><text:a xlink:type="simple" xlink:href="#4.7.Define xCAT groups (optional)|outline">4.7 Define xCAT groups (optional)<text:tab/>23</text:a></text:p>
          <text:p text:style-name="P102"><text:a xlink:type="simple" xlink:href="#4.8. Add IP addresses and hostnames to /etc/hosts|outline">4.8 <text:s/>Add IP addresses and hostnames to /etc/hosts<text:tab/>24</text:a></text:p>
          <text:p text:style-name="P102"><text:a xlink:type="simple" xlink:href="#4.9.Verify the node definitions|outline">4.9 Verify the node definitions<text:tab/>24</text:a></text:p>
          <text:p text:style-name="P102"><text:a xlink:type="simple" xlink:href="#4.10.Set up post boot scripts (optional)|outline">4.10 Set up post boot scripts (optional)<text:tab/>25</text:a></text:p>
          <text:p text:style-name="P102"><text:a xlink:type="simple" xlink:href="#4.11. Initialize the AIX/NIM diskless nodes|outline">4.11 <text:s/>Initialize the AIX/NIM diskless nodes<text:tab/>25</text:a></text:p>
          <text:p text:style-name="P100"><text:a xlink:type="simple" xlink:href="#4.11.1.Verifying the node initialization before booting (optional)|outline">4.11.1 Verifying the node initialization before booting (optional)<text:tab/>26</text:a></text:p>
          <text:p text:style-name="P102"><text:a xlink:type="simple" xlink:href="#4.12.Open a remote console (optional)|outline">4.12 Open a remote console (optional)<text:tab/>26</text:a></text:p>
          <text:p text:style-name="P102"><text:soft-page-break/><text:a xlink:type="simple" xlink:href="#4.13.Initiate a network boot|outline">4.13 Initiate a network boot<text:tab/>26</text:a></text:p>
          <text:p text:style-name="P102"><text:a xlink:type="simple" xlink:href="#4.14.Verify the deployment|outline">4.14 Verify the deployment<text:tab/>27</text:a></text:p>
          <text:p text:style-name="P101"><text:a xlink:type="simple" xlink:href="#5. Cleanup|outline">5.0 <text:s/>Cleanup<text:tab/>27</text:a></text:p>
          <text:p text:style-name="P102"><text:a xlink:type="simple" xlink:href="#5.1.Removing NIM machine definitions|outline">5.1 Removing NIM machine definitions<text:tab/>28</text:a></text:p>
          <text:p text:style-name="P102"><text:a xlink:type="simple" xlink:href="#5.2.Removing NIM resources |outline">5.2 Removing NIM resources <text:tab/>28</text:a></text:p>
          <text:p text:style-name="P101"><text:a xlink:type="simple" xlink:href="#6.Contents of xCAT installp bundle files|outline">6.0 Contents of xCAT installp bundle files<text:tab/>28</text:a></text:p>
          <text:p text:style-name="P102"><text:a xlink:type="simple" xlink:href="#6.1. xCATaixSN.bnd|outline">6.1 <text:s/>xCATaixSN.bnd<text:tab/>29</text:a></text:p>
          <text:p text:style-name="P102"><text:a xlink:type="simple" xlink:href="#6.2. xCATaixSSL.bnd|outline">6.2 <text:s/>xCATaixSSL.bnd<text:tab/>29</text:a></text:p>
          <text:p text:style-name="P102"><text:a xlink:type="simple" xlink:href="#6.3.xCATaixSSH.bnd|outline">6.3 xCATaixSSH.bnd<text:tab/>30</text:a></text:p>
        </text:index-body>
      </text:table-of-content>
      <text:p text:style-name="P1"/>
      <text:h text:style-name="Heading_20_1" text:outline-level="1">Overview</text:h>
      <text:p text:style-name="Standard"/>
      <text:p text:style-name="P7">Note: <text:s/>The support described below requires xCAT version 2.2 or greater.</text:p>
      <text:p text:style-name="Standard"/>
      <text:p text:style-name="P2">In an xCAT cluster the single point of control is the xCAT <text:span text:style-name="T5">management node</text:span>. <text:s/>However, <text:s/>in order to provide sufficient scaling and performance for large clusters, it may also be necessary to have additional servers to help handle the deployment and management of the cluster nodes. <text:s text:c="2"/>In an xCAT cluster these additional servers are referred to as <text:span text:style-name="T5">service nodes</text:span>.</text:p>
      <text:p text:style-name="P2"/>
      <text:p text:style-name="P2">For an xCAT on AIX cluster the there is a primary NIM master which is typically on the management node. The service nodes are configured as additional NIM masters. <text:s/>All commands are run on the management node. <text:s/>The xCAT support automatically handles the setup of the low level service nodes and the distribution of the NIM resources. <text:s text:c="2"/>All installation resources for the cluster are managed from the primary NIM master. <text:s/>The NIM resources are automatically replicated on the low level masters when they are needed.</text:p>
      <text:p text:style-name="P2"/>
      <text:p text:style-name="P2">You can set up one or more service nodes in an xCAT cluster. <text:s/>The number you need will depend on many factors including the number of nodes in the cluster, the type of node deployment, the type of network etc. <text:s text:c="3"/>(As a general “rule of thumb” you should plan on having at least 1 service node per 128 cluster nodes.) <text:s/></text:p>
      <text:p text:style-name="P2"/>
      <text:p text:style-name="P2">A service node may also be used to run user applications in most cases.</text:p>
      <text:p text:style-name="P2"/>
      <text:p text:style-name="P2">An xCAT service node must be installed with xCAT software as well as additional prerequisite software. <text:s text:c="2"/>See the section “Contents of <text:s/>xCATaixSN.bnd and xCATaixSSH.bnd” below for a list of the software that is required for AIX service nodes.</text:p>
      <text:p text:style-name="P2"/>
      <text:p text:style-name="P2">When using service nodes you must switch to a database that supports remote access. <text:s/>As a convenience, version 5.0 of the MySQL database is included in the xcat-mysql-&lt;version&gt;.tar.gz tar file that is available from the xCAT download site. <text:s/>This and other versions of MySQL are also available directly from the MySQL web site. (See <text:a xlink:type="simple" xlink:href="http://dev.mysql.com/downloads/mysql/5.1.html#aix">http://dev.mysql.com/downloads/mysql/5.1.html#aix</text:a>)</text:p>
      <text:p text:style-name="P91"><text:soft-page-break/></text:p>
      <text:p text:style-name="P15">This document <text:s/>describes the process for setting up AIX service nodes and using them to deploy cluster nodes. <text:s/>The cluster nodes will be System p logical partitions.</text:p>
      <text:p text:style-name="P15"/>
      <text:p text:style-name="P91">AIX service nodes must be diskfull systems. <text:s/>Diskless xCAT service nodes are not currently supported for AIX. <text:s/></text:p>
      <text:p text:style-name="P91"/>
      <text:p text:style-name="P3">In the process described below t<text:span text:style-name="T33">he service nodes will be deployed using a standard AIX/NIM “rte” network installation. <text:s/>If you are using multiple service nodes you may want to consider creating a “golden” </text:span><text:span text:style-name="T24">mksysb</text:span><text:span text:style-name="T33"> image that you can use as a common image for all the service nodes. <text:s/>See the xCAT document named “</text:span><text:span text:style-name="T34">Cloning AIX nodes (using an AIX mksysb image)</text:span><text:span text:style-name="T33">” <text:s/>for more information on using </text:span><text:span text:style-name="T24">mksysb</text:span><text:span text:style-name="T33"> images. (</text:span><text:a xlink:type="simple" xlink:href="http://xcat.svn.sourceforge.net/svnroot/xcat/xcat-core/trunk/xCAT-client/share/doc/xCAT2onAIXmksysb.pdf"><text:span text:style-name="T57">http://xcat.svn.sourceforge.net/svnroot/xcat/xcat-core/trunk/xCAT-client/</text:span></text:a><text:a xlink:type="simple" xlink:href="http://xcat.svn.sourceforge.net/svnroot/xcat/xcat-core/trunk/xCAT-client/share/doc/xCAT2onAIXmksysb.pdf"><text:span text:style-name="T55">share/doc/xCAT2onAIXmksysb.pdf</text:span></text:a><text:span text:style-name="T33">) </text:span></text:p>
      <text:p text:style-name="P92"/>
      <text:p text:style-name="P92">In this document <text:s/>it is assumed that the cluster nodes will be diskless. <text:s text:c="2"/>The cluster nodes will be deployed using a common diskless image. <text:s/>It is also possible to deploy the cluster nodes using “rte” or “mksysb” type installs.</text:p>
      <text:p text:style-name="P92"/>
      <text:p text:style-name="P90"><text:span text:style-name="T33">Before starting this process it is assumed you have configured an xCAT management node by following the process described in the “xCAT2onAIX” overview document. (</text:span><text:a xlink:type="simple" xlink:href="http://xcat.svn.sourceforge.net/svnroot/xcat/xcat-core/trunk/xCAT-client/share/doc/xCAT2onAIX.pdf"><text:span text:style-name="T51">http://xcat.svn.sourceforge.net/svnroot/xcat/xcat-core/trunk/xCAT-client/share/doc/xCAT2onAIX.pdf</text:span></text:a><text:span text:style-name="T51">)</text:span></text:p>
      <text:p text:style-name="P5"/>
      <text:p text:style-name="P86"><text:span text:style-name="T33">The process described below also assumes that System p LPARs for the cluster have already been defined using the standard HMC interfaces. <text:s/>At a minimum you need to define the partitions to use for your diskfull service nodes and at least one diskless partition (per CEC). <text:s/>The additional diskless partitions can be defined later in the process using the xCAT </text:span><text:span text:style-name="T24">mkvm</text:span><text:span text:style-name="T33"> command if desired.</text:span></text:p>
      <text:p text:style-name="P88">When defining the LPARs there are a couple things to keep in mind that may help with the rest of the cluster deployment.</text:p>
      <text:list xml:id="list33466997" text:style-name="L1">
        <text:list-item>
          <text:p text:style-name="P118"><text:span text:style-name="T33">When configuring an LPAR it would be advisable to use the host name you will want to use for the node as the LPAR name. <text:s text:c="2"/>When you run the xCAT </text:span><text:span text:style-name="T24">rscan</text:span><text:span text:style-name="T33"> command in the process described below the default host name used for the node definitions will be the LPAR names.</text:span></text:p>
        </text:list-item>
        <text:list-item>
          <text:p text:style-name="P119">It would also be advisable to use an LPAR naming convention that is representative of the cluster organization. <text:s/>For example, you might want to use “sn” in the names of the service node LPARs or “cn” in the cluster node LPARS or some other naming convention that helps keep track of a nodes characteristics etc.</text:p>
        </text:list-item>
      </text:list>
      <text:p text:style-name="P41"/>
      <text:h text:style-name="P104" text:outline-level="1"><text:soft-page-break/>Additional configuration of the management node</text:h>
      <text:h text:style-name="Heading_20_2" text:outline-level="2">Switch to the MySQL database</text:h>
      <text:p text:style-name="Standard">The xCAT support for Service Nodes requires a database with remote access capabilities. <text:s/>The MySQL database is provided for this purpose.</text:p>
      <text:p text:style-name="P4"/>
      <text:p text:style-name="P4">See the “xCAT 2.1 MySQL Setup” document for details on installing, configuring and migrating to MySQL.</text:p>
      <text:p text:style-name="P4"/>
      <text:p text:style-name="P6">http://xcat.svn.sourceforge.net/svnroot/xcat/xcat-core/trunk/xCAT-client/</text:p>
      <text:p text:style-name="P12"><text:span text:style-name="T56">share/doc/</text:span><text:a xlink:type="simple" xlink:href="http://xcat.svn.sourceforge.net/svnroot/xcat/xcat-core/trunk/xCAT-client/share/doc/xCAT2.SetupMySQL.odt"><text:span text:style-name="T21">xCAT2.SetupMySQL.pdf</text:span></text:a></text:p>
      <text:p text:style-name="P12"/>
      <text:p text:style-name="P13">Note: <text:s/>Make sure you add MySQL access for each of your service nodes.</text:p>
      <text:h text:style-name="Heading_20_1" text:outline-level="1">Install the Service Nodes</text:h>
      <text:h text:style-name="Heading_20_2" text:outline-level="2">Define the HMCs as xCAT nodes</text:h>
      <text:p text:style-name="P50">The xCAT hardware control support requires that the hardware control point for the nodes also be defined as a cluster node.</text:p>
      <text:p text:style-name="P50">The following example will create an xCAT node definition for an HMC with a host name of “<text:span text:style-name="T4">hmc01</text:span>”. <text:s text:c="3"/>The <text:span text:style-name="T4">groups, nodetype, mgt, username</text:span>, and <text:span text:style-name="T4">password</text:span> attributes <text:span text:style-name="T18">must be set</text:span>.</text:p>
      <text:p text:style-name="P81">mkdef –t node –o hmc01 groups=”all” <text:s/>nodetype=hmc <text:s/>mgt=hmc <text:s/><text:tab/>username=hscroot <text:s/>password=abc123</text:p>
      <text:h text:style-name="Heading_20_2" text:outline-level="2">Discover the LPARs managed by the HMCs</text:h>
      <text:p text:style-name="P50">This step assumes that the partitions are already created using the standard HMC interfaces. <text:s/></text:p>
      <text:p text:style-name="P50">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50">To write the stanza format output of <text:span text:style-name="T1">rscan</text:span> to a file called “<text:span text:style-name="T4">mystanzafile”</text:span> run the following command.</text:p>
      <text:p text:style-name="P50"><text:tab/><text:span text:style-name="T7">rscan –z hmc01 &gt; mystanzafile</text:span></text:p>
      <text:p text:style-name="P50">The file will contain stanzas for all the LPARs that have been configured as well as some additional information that must also be defined in the xCAT database. <text:s/>It is not necessary to modify the non-LPAR stanzas in any way.</text:p>
      <text:p text:style-name="P50">This file can then be checked and modified as needed. <text:s/>For example you may need to add a different name for the node definition or add additional attributes and values.</text:p>
      <text:p text:style-name="P50"><text:soft-page-break/>Since we are using service nodes there are several values that <text:span text:style-name="T19">must be set</text:span><text:span text:style-name="T2"> </text:span>for the node definitions. <text:s text:c="2"/><text:span text:style-name="T2">You can set these values later, after the nodes have been </text:span><text:span text:style-name="T2">defined, or you can modify the stanzas to include the values now. <text:s text:c="2"/></text:span><text:span text:style-name="T67">(If you have many nodes it would be easier to do this later.)</text:span></text:p>
      <text:p text:style-name="P52">For service nodes:</text:p>
      <text:list xml:id="list33459911" text:style-name="L2">
        <text:list-item>
          <text:p text:style-name="P106">Add “service” to the “groups” attribute of all the service nodes. </text:p>
        </text:list-item>
        <text:list-item>
          <text:p text:style-name="P106">The “setupnameserver” attribute of the service nodes must be explicitly set to “yes” or “no”. (Ex. “setupnameserver=no”)</text:p>
        </text:list-item>
      </text:list>
      <text:p text:style-name="P51">For non-service nodes:</text:p>
      <text:list xml:id="list33500441" text:continue-list="list33459911" text:style-name="L2">
        <text:list-item text:start-value="1">
          <text:p text:style-name="P107"><text:span text:style-name="T17">Add the name of the service node for a node to the node definition.</text:span> <text:s/>(Ex. “servicenode=xcatSN01”) <text:s text:c="3"/>This is the name of the service node as it is known by the management node.</text:p>
        </text:list-item>
        <text:list-item>
          <text:p text:style-name="P107"><text:span text:style-name="T17">Set the “xcatmaster” attribute.</text:span> <text:s/>This must be the name of the service node as it is known by the node. <text:s/>This may or may not be the same value as the “servicenode “ attribute.</text:p>
        </text:list-item>
      </text:list>
      <text:p text:style-name="P50"><text:span text:style-name="T2">Note: </text:span>if the “servicenode” and “xcatmaster” values are not set then xCAT will default to use the value of the “master” attribute in the xCAT “site” definition.</text:p>
      <text:p text:style-name="P50">The updated stanzas might look something like the following. <text:s/><text:span text:style-name="T20"><text:s/></text:span></text:p>
      <text:p text:style-name="P74"/>
      <text:p text:style-name="P74">cl2sn01:</text:p>
      <text:p text:style-name="P74"><text:s text:c="8"/>objtype=node</text:p>
      <text:p text:style-name="P74"><text:s text:c="8"/>nodetype=lpar,osi</text:p>
      <text:p text:style-name="P71"><text:span text:style-name="T44"><text:s text:c="8"/></text:span><text:span text:style-name="T45">id=9</text:span></text:p>
      <text:p text:style-name="P74"><text:s text:c="8"/>hcp=hmc01</text:p>
      <text:p text:style-name="P74"><text:s text:c="8"/>pprofile=lpar9</text:p>
      <text:p text:style-name="P74"><text:s text:c="8"/>parent=Server-9117-MMA-SN10F6F3D</text:p>
      <text:p text:style-name="P74"><text:s text:c="8"/><text:span text:style-name="T2">groups=all,service</text:span></text:p>
      <text:p text:style-name="P75"><text:s text:c="8"/>setupnameserver=no</text:p>
      <text:p text:style-name="P71"><text:span text:style-name="T44"><text:s text:c="8"/></text:span><text:span text:style-name="T45">mgt=hmc</text:span></text:p>
      <text:p text:style-name="P72"/>
      <text:p text:style-name="P72">cl2cn27:</text:p>
      <text:p text:style-name="P72"><text:s text:c="8"/>objtype=node</text:p>
      <text:p text:style-name="P72"><text:s text:c="8"/>nodetype=lpar,osi</text:p>
      <text:p text:style-name="P72"><text:s text:c="8"/>s<text:span text:style-name="T2">ervicenode=cl2sn01 <text:s text:c="10"/># <text:s/>name of service node as known by the <text:tab/><text:tab/><text:tab/><text:tab/><text:tab/><text:tab/>#management node</text:span></text:p>
      <text:p text:style-name="P73"><text:s text:c="8"/>xcatmaster=cl2sn01-en1 <text:s text:c="4"/># name of the service node as known by the <text:tab/><text:tab/><text:tab/><text:tab/><text:tab/>#node</text:p>
      <text:p text:style-name="P71"><text:span text:style-name="T45"><text:s text:c="8"/></text:span><text:span text:style-name="T44">id=7</text:span></text:p>
      <text:p text:style-name="P74"><text:s text:c="8"/>hcp=hmc01</text:p>
      <text:p text:style-name="P74"><text:s text:c="8"/>pprofile=lpar6</text:p>
      <text:p text:style-name="P74"><text:s text:c="8"/>parent=Server-9117-MMA-SN10F6F3D</text:p>
      <text:p text:style-name="P74"><text:s text:c="8"/>groups=all</text:p>
      <text:p text:style-name="P74"><text:s text:c="8"/>mgt=hmc</text:p>
      <text:p text:style-name="P74"/>
      <text:p text:style-name="P71"><text:span text:style-name="T44">Server-9117-MMA-SN10F6F3D</text:span><text:span text:style-name="T45">:</text:span></text:p>
      <text:p text:style-name="P72"><text:s text:c="8"/>objtype=node</text:p>
      <text:p text:style-name="P72"><text:s text:c="8"/>nodetype=fsp</text:p>
      <text:p text:style-name="P71"><text:span text:style-name="T45"><text:s text:c="8"/></text:span><text:span text:style-name="T44">id=5</text:span></text:p>
      <text:p text:style-name="P74"><text:soft-page-break/><text:s text:c="8"/>model=9118-575</text:p>
      <text:p text:style-name="P74"><text:s text:c="8"/>serial=02013EB</text:p>
      <text:p text:style-name="P74"><text:s text:c="8"/>hcp=hmc01</text:p>
      <text:p text:style-name="P74"><text:s text:c="8"/>pprofile=</text:p>
      <text:p text:style-name="P74"><text:s text:c="8"/>parent=Server-9458-10099201WM_A</text:p>
      <text:p text:style-name="P74"><text:s text:c="8"/>groups=fsp,all</text:p>
      <text:p text:style-name="P74"><text:s text:c="8"/>mgt=hmc</text:p>
      <text:p text:style-name="P54"/>
      <text:p text:style-name="P50"><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service nodes</text:h>
      <text:list xml:id="list33456849" text:style-name="WW8Num2">
        <text:list-header>
          <text:p text:style-name="P123">The information gathered by the <text:span text:style-name="T1">rscan </text:span>command can be used to create xCAT node definitions. <text:s/></text:p>
          <text:p text:style-name="P123"/>
          <text:p text:style-name="P123">Since we have put all the node information in a stanza file we can now pass the contents of the file to the <text:span text:style-name="T1">mkdef</text:span> command to add the definitions to the database.</text:p>
          <text:p text:style-name="P123">The stanza file will include any LPARs that were already created so it may include nodes other than just the service nodes.</text:p>
          <text:p text:style-name="P123"/>
          <text:p text:style-name="P123"><text:tab/><text:span text:style-name="T13">cat mystanzafile | mkdef –z</text:span></text:p>
        </text:list-header>
      </text:list>
      <text:p text:style-name="P19">You can use the xCAT <text:span text:style-name="T2">lsdef</text:span> command to check the definitions (ex. “<text:span text:style-name="T4">lsdef –l node01</text:span>”). <text:s text:c="2"/>After the node has been defined you can use the <text:span text:style-name="T1">chdef</text:span> command to make additional updates to the definitions, if needed.</text:p>
      <text:p text:style-name="P19">Make sure the node attributes required for service nodes support are set as mentioned in the previous step. <text:s/>For example to set the required attributes for service node “cl2sn01” you could run the following.</text:p>
      <text:p text:style-name="P69">chdef -t node -o cl2sn01 -p groups=service <text:s/>setupnameserver=no</text:p>
      <text:h text:style-name="Heading_20_2" text:outline-level="2">Add IP addresses and hostnames to /etc/hosts</text:h>
      <text:p text:style-name="Standard"/>
      <text:p text:style-name="Standard"><text:span text:style-name="T67">Make sure all node hostnames are added to /etc/hosts. <text:s/>Refer to the <text:s/>section titled “Add cluster nodes to the /etc/hosts file” in the following document for details. </text:span><text:a xlink:type="simple" xlink:href="https://xcat.svn.sourceforge.net/svnroot/xcat/xcat-core/trunk/xCAT-client/share/doc/xCAT2onAIX.odt"><text:span text:style-name="_20_Char"><text:span text:style-name="T58">(https://xcat.svn.sourceforge.net/svnroot/xcat/xcat-core/trunk/xCAT-client/share/doc/xCAT2onAIX.odt )</text:span></text:span></text:a></text:p>
      <text:p text:style-name="Standard"/>
      <text:h text:style-name="Heading_20_2" text:outline-level="2">Create a Service Node operating system image</text:h>
      <text:p text:style-name="Standard"/>
      <text:p text:style-name="P22"><text:soft-page-break/>Use the xCAT <text:span text:style-name="T2">mknimimage</text:span> command to create an xCAT <text:span text:style-name="T5">osimage</text:span> definition as well as the required NIM installation resources.</text:p>
      <text:p text:style-name="P22">An xCAT <text:span text:style-name="T5">osimage</text:span> definition is used to keep track of a unique operating system image and how it will be deployed. <text:s/></text:p>
      <text:p text:style-name="P22">In order to use NIM to perform a remote network boot of a cluster node the NIM software must be installed, <text:s/>NIM must be configured, and some basic NIM resources must be created.</text:p>
      <text:p text:style-name="P22">The <text:span text:style-name="T2">mknimimage</text:span> will handle all the NIM setup as well as the creation of the xCAT <text:span text:style-name="T5">osimage</text:span> definition. <text:s/>It will not attempt to reinstall or reconfigure NIM if that process has already been completed. <text:s/>See the <text:span text:style-name="T2">mknimimage man</text:span> page for additional details.</text:p>
      <text:p text:style-name="P22"><text:span text:style-name="T2">Note:</text:span> If you wish to install and configure NIM manually you can run the AIX <text:span text:style-name="T2">nim_master_setup</text:span> command (Ex. “<text:span text:style-name="T5">nim_master_setup -a mk_resource=no -a device=&lt;source directory&gt;</text:span>"). </text:p>
      <text:p text:style-name="P22">By default, the <text:span text:style-name="T2">mknimimage</text:span> command will create the NIM resources in subdirectories of <text:s/>/install. <text:s text:c="2"/>Some of the NIM resources are quite large (1-2G) so it may be necessary to increase the file size limit. </text:p>
      <text:p text:style-name="P22">For example, to set the file size limit to “unlimited” for the user “root” you could run the following command.</text:p>
      <text:p text:style-name="P22"><text:tab/><text:span text:style-name="T6">/usr/bin/chuser fsize=-1 root</text:span></text:p>
      <text:p text:style-name="P22">When you run the command you must provide a source for the installable images. <text:s/>This could be the AIX product media, a directory containing the AIX images, <text:s/>or the name of an existing NIM <text:span text:style-name="T5">lpp_source</text:span> resource. <text:s/>You must also provide a name for the <text:span text:style-name="T5">osimage</text:span> you wish to create. <text:s/>This name will be used for the NIM SPOT resource that is created as well as the name of the xCAT <text:span text:style-name="T5">osimage</text:span> definition. The naming convention for the other NIM resources that are created is the <text:span text:style-name="T5">osimage</text:span> name followed by the NIM resource type, (ex. “ <text:span text:style-name="T5">61cosi_lpp_source</text:span><text:span text:style-name="T21">”). </text:span></text:p>
      <text:p text:style-name="P22">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22">For example, <text:s/>to create an <text:span text:style-name="T5">osimage</text:span> named “610SNimage” using the images contained in the <text:span text:style-name="T5">/myimages</text:span> directory you could issue the following command.</text:p>
      <text:p text:style-name="P22"><text:tab/><text:span text:style-name="T6">mknimimage -s /myimages 610SNimage</text:span></text:p>
      <text:p text:style-name="P24">(Creating the NIM resources could take a while!)</text:p>
      <text:p text:style-name="P24"><text:span text:style-name="T2">Note</text:span>: <text:s/>To populate the <text:span text:style-name="T5">/myimages</text:span> directory you could copy the software from the AIX product media using the AIX gencopy command. <text:s/>For example you could run “<text:span text:style-name="T5">gencopy -U -X -d <text:s/>/dev/cd0 -t <text:s/>/myimages all</text:span>".</text:p>
      <text:p text:style-name="P22">By default the command will create NIM <text:span text:style-name="T5">lpp_source</text:span>, <text:span text:style-name="T5">spot</text:span>, and <text:span text:style-name="T5">bosinst_data</text:span> resources. <text:s/>You can also specify alternate or additional resources on the command line using the “attr=value” option, (“&lt;nim resource type&gt;=&lt;resource name&gt;”). <text:s/></text:p>
      <text:p text:style-name="P22">For example:</text:p>
      <text:p text:style-name="P22"><text:soft-page-break/><text:tab/><text:span text:style-name="T8">mknimimage -s /dev/cd0 610SNimage resolv_conf=my_resolv_conf</text:span></text:p>
      <text:p text:style-name="P22"><text:span text:style-name="T2">Any additional NIM resources specified on the command line must be previously created using NIM interfaces. </text:span><text:s/>(Which means NIM must already have been configured previously. )</text:p>
      <text:p text:style-name="P22"><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22">When the command completes it will display the <text:span text:style-name="T5">osimage</text:span> definition which will contain the names of all the NIM resources that were created. <text:s/>The naming convention for the NIM resources that are created is the <text:span text:style-name="T5">osimage</text:span> name followed by the NIM resource type, (ex. “ <text:span text:style-name="T5">610SNimage_lpp_source</text:span><text:span text:style-name="T21">”), except for the SPOT name. <text:s/>The default name for the SPOT resource will be the same as the </text:span><text:span text:style-name="T5">osimage</text:span><text:span text:style-name="T21"> name.</text:span></text:p>
      <text:p text:style-name="P49">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49">In some cases you may also want to modify the contents of the NIM resources. For example, you may want to change the <text:span text:style-name="T5">bosinst_data</text:span> file or add to the <text:span text:style-name="T5">resolv_conf</text:span> file etc. <text:s/>For details concerning the NIM resources refer to the NIM documentation.</text:p>
      <text:p text:style-name="P49">You can list NIM resource definitions using the AIX <text:span text:style-name="T2">lsnim</text:span> command. For example, if the name of your SPOT resource is "<text:span text:style-name="T5">610SNimage</text:span>" then you could get the details by running: <text:s text:c="2"/></text:p>
      <text:p text:style-name="P49"><text:tab/><text:span text:style-name="T11">lsnim -l 610SNimage</text:span></text:p>
      <text:p text:style-name="P49">To see the actual contents of a NIM resource use "<text:span text:style-name="T5">nim -o showres &lt;resource name&gt;</text:span>". <text:s/>For example, to get a list of the software installed in your SPOT you could run:</text:p>
      <text:p text:style-name="P49"><text:s text:c="8"/><text:tab/><text:span text:style-name="T12">nim -o showres <text:s/>610SNimage</text:span></text:p>
      <text:p text:style-name="P48"><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required service node software</text:h>
      <text:p text:style-name="Text_20_body">An xCAT AIX service node must also be installed with additional software. <text:s text:c="3"/></text:p>
      <text:p text:style-name="Text_20_body">To simplify this process xCAT includes the required xCAT and open source software in the core-aix-&lt;version&gt;.tar.gz and dep-aix-&lt;version&gt;.tar.gz tar files. <text:s text:c="3"/>You will also need the <text:span text:style-name="T8">openssl</text:span> and <text:span text:style-name="T5">openssh</text:span> software that was installed on the management node.</text:p>
      <text:p text:style-name="Text_20_body">The required software must be copied to the NIM lpp_source that is being used for this OS image. <text:s/>The easiest way to do this is to use the “nim -o update” command.</text:p>
      <text:p text:style-name="Text_20_body"><text:soft-page-break/>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2">nim -o update -a packages=all -a source=/tmp/images <text:s/>610SNimage_lpp_source</text:span></text:p>
      <text:p text:style-name="P99">The NIM command will find the correct directories and update the lpp_source resource.</text:p>
      <text:p text:style-name="P99">To get this additional software installed we need a way to tell NIM to include it. <text:s/>To facilitate this, xCAT provides two AIX installp bundle files. <text:s text:c="2"/>The files are included in the <text:s/>core-aix-&lt;version&gt;.tar.gz file.</text:p>
      <text:p text:style-name="P99">To use the bundle files you need to define them as NIM resources and add them to the xCAT <text:span text:style-name="T5">osimage</text:span> definition.</text:p>
      <text:p text:style-name="Text_20_body">Copy the bundle files ( <text:span text:style-name="T51">xCATaixSN.bnd and xCATaixSSH.bnd) to a location where they can be defined as a NIM resource, for example “/install/nim/installp_bundle”.</text:span></text:p>
      <text:p text:style-name="Text_20_body"><text:span text:style-name="T53">Note: </text:span><text:span text:style-name="T51">AIX has recently started shipping expect, tcl, and tk software with base AIX. <text:s/>If the version of AIX you are using has these installed you should not attempt to install the corresponding RPM packages contained in the xCAT <text:s/>dep-aix-&lt;version&gt;.tar.gz file. <text:s text:c="2"/>You can check for this by running “lslpp -i expect.base”. <text:s text:c="2"/>If it is installed then you should either remove the tcl, tk, and expect rpms from the <text:s/></text:span><text:span text:style-name="T65">xCATaixSN.bnd file or use the <text:s/>xCATaixSN2.bnd file.</text:span></text:p>
      <text:p text:style-name="P98">To define the NIM resources you can run the following commands.<text:tab/></text:p>
      <text:p text:style-name="P66">nim -o define -t installp_bundle -a server=master -a location= <text:tab/>/install/nim/installp_bundle/xCATaixSN.bnd <text:s/>xCATaixSN</text:p>
      <text:p text:style-name="P66">nim -o define -t installp_bundle -a server=master -a location= <text:tab/>/install/nim/installp_bundle/xCATaixSSH.bnd <text:s/>xCATaixSSH</text:p>
      <text:p text:style-name="P38">To add these bundle resources to your xCAT osimage definition run:</text:p>
      <text:p text:style-name="P24"><text:span text:style-name="T51"><text:tab/></text:span><text:span text:style-name="T52">chdef -t osimage -o <text:s/></text:span><text:span text:style-name="T54">610SNimage <text:tab/><text:tab/><text:tab/><text:tab/><text:tab/><text:tab/><text:tab/><text:tab/>installp_bundle=”</text:span><text:span text:style-name="T52">xCATaixSN,xCATaixSSH”</text:span></text:p>
      <text:p text:style-name="P22">Note: <text:s/>Make sure the <text:s/>xCATaixSN comes first! <text:s/>There is a temporary issue with the AIX openssh installp package that requires that it be done in a separate bundle file that comes after the <text:s/>xCATaixSN bundle (which contains the openssh dependency.).</text:p>
      <text:h text:style-name="Heading_20_2" text:outline-level="2"><text:span text:style-name="_20_Char">Define xCAT networks</text:span></text:h>
      <text:p text:style-name="P22">Create an xCAT network definition for each network that contains cluster nodes. <text:s/>You will need a name for the network and values for the following attributes.</text:p>
      <text:p text:style-name="P12"><text:tab/><text:span text:style-name="T2">net</text:span> <text:s text:c="11"/>The network address.</text:p>
      <text:p text:style-name="P12"><text:tab/><text:span text:style-name="T2">mask</text:span> <text:s text:c="7"/>The network mask.</text:p>
      <text:p text:style-name="P12"><text:tab/><text:span text:style-name="T2">gateway</text:span> <text:s text:c="3"/>The network gateway.</text:p>
      <text:p text:style-name="P56"/>
      <text:p text:style-name="P12"><text:soft-page-break/>In our example we will assume that all the cluster node management interfaces and the xCAT management node interface are on the same network. You can use the xCAT <text:span text:style-name="T2">mkdef</text:span> command to define the network. </text:p>
      <text:p text:style-name="P12"/>
      <text:p text:style-name="P12">For example:</text:p>
      <text:p text:style-name="P12"/>
      <text:p text:style-name="P12"><text:tab/><text:span text:style-name="T12">mkdef -t network -o net1 net=9.114.0.0 mask=255.255.255.224 <text:tab/><text:tab/><text:tab/><text:tab/>gateway=9.114.113.254</text:span></text:p>
      <text:p text:style-name="P77"><text:span text:style-name="_20_Char"><text:span text:style-name="T2"/></text:span></text:p>
      <text:p text:style-name="Text_20_body"><text:span text:style-name="_20_Char"><text:span text:style-name="T2">Note</text:span></text:span><text:span text:style-name="_20_Char">: <text:s/>The xCAT definition should correspond to the NIM network definition. <text:s/>If multiple cluster subnets are needed then you will need an xCAT and NIM network definition for each one.</text:span></text:p>
      <text:h text:style-name="Heading_20_2" text:outline-level="2"><text:s/>Create additional NIM network definitions (optional) <text:s/></text:h>
      <text:p text:style-name="Standard"/>
      <text:p text:style-name="P40">For the processs described in this document we are assuming that the xCAT management node and the LPARs are all on the same network. <text:s/></text:p>
      <text:p text:style-name="P42">However, depending on your specific situation, you may need to create additional NIM network and route definitions. </text:p>
      <text:p text:style-name="P42">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42">The following is an example of how to define a new NIM network using the NIM command line interface. <text:s/></text:p>
      <text:p text:style-name="P44">Step 1</text:p>
      <text:p text:style-name="P42">Create a NIM network definition. <text:s/>Assume the NIM name for the new network is “clstr_net”, the network address is “10.0.0.0”, the network mask is “255.0.0.0”, and the default gateway is “10.0.0.247”.</text:p>
      <text:p text:style-name="P80">nim -o define -t ent -a net_addr=10.0.0.0 -a snm=255.0.0.0 -a <text:tab/>routing1='default 10.0.0.247' clstr_net</text:p>
      <text:p text:style-name="P44">Step 2</text:p>
      <text:p text:style-name="P42">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43"><text:tab/>nim -o change -a if2='clstr_net xcataixmn 0' -a cable_type2=N/A master</text:p>
      <text:p text:style-name="P46">Step 3</text:p>
      <text:p text:style-name="P45">Create routing information so that NIM knows how to get from one network to the other. <text:s text:c="2"/>Assume the next available routing index is “2”, and the IP address of the NIM master on the “master_net” network is “8.124.37.24”. <text:s text:c="2"/>Assume the IP address on the <text:soft-page-break/>NIM master on the “clstr_net” network is “ 10.0.0.241”. <text:s/>This command will set the route from “master_net” to “clstr_net” to be “ 10.0.0.241” <text:s/>and it will set the route from “clstr_net” to “master_net” to be “8.124.37.24”.</text:p>
      <text:p text:style-name="P43"><text:tab/>nim -o change -a routing2='master_net 10.0.0.241 8.124.37.24' <text:tab/><text:tab/><text:tab/>clstr_net</text:p>
      <text:p text:style-name="P44">Step 4</text:p>
      <text:p text:style-name="P99">Verify the definitions by running the following commands.</text:p>
      <text:p text:style-name="P64">lsnim -l master</text:p>
      <text:p text:style-name="P64">lsnim -l master_net</text:p>
      <text:p text:style-name="P64">lsnim -l clstr_net</text:p>
      <text:p text:style-name="P40"/>
      <text:p text:style-name="P40">See the NIM documentation for details on creating additional network and route definitions.<text:span text:style-name="T46"> <text:s/>(</text:span><text:span text:style-name="HTML_20_Cite"><text:span text:style-name="T50">IBM AIX Installation Guide and Reference</text:span></text:span><text:span text:style-name="T46">. </text:span><text:a xlink:type="simple" xlink:href="http://www-03.ibm.com/servers/aix/library/index.html"><text:span text:style-name="nobr"><text:span text:style-name="T46">http://www-03.ibm.com/servers/aix/library/index.html</text:span></text:span></text:a><text:span text:style-name="T46">)</text:span></text:p>
      <text:p text:style-name="P47"/>
      <text:h text:style-name="Heading_20_2" text:outline-level="2">Define an xCAT “service” group</text:h>
      <text:p text:style-name="Standard">If you did not already create the xCAT “service” group when you defined your nodes then you can do it now using the <text:span text:style-name="T2">mkdef</text:span> or <text:span text:style-name="T2">chdef</text:span> command.</text:p>
      <text:p text:style-name="Standard"/>
      <text:list xml:id="list33498715" text:continue-numbering="true" text:style-name="WW8Num2">
        <text:list-header>
          <text:p text:style-name="P123">There are two basic ways to create xCAT node groups. <text:s text:c="2"/>You can either set the “groups” attribute of the node definition or you can create a group directly. <text:s/></text:p>
        </text:list-header>
      </text:list>
      <text:p text:style-name="P124"/>
      <text:p text:style-name="P124">You can set the “groups” attribute of the node definition when you are defining the node with the <text:span text:style-name="T2">mkdef</text:span> command or you can modify the attribute later using the <text:span text:style-name="T2">chdef</text:span> command. <text:s/>For example, <text:s/>if you want to create the group called “<text:span text:style-name="T5">service</text:span>” with the members <text:span text:style-name="T5">sn01</text:span> and <text:span text:style-name="T5">sn02</text:span> you could run <text:span text:style-name="T2">chdef</text:span> as follows.</text:p>
      <text:list xml:id="list33505380" text:continue-numbering="true" text:style-name="WW8Num2">
        <text:list-header>
          <text:p text:style-name="P123"/>
        </text:list-header>
      </text:list>
      <text:p text:style-name="P22"><text:tab/><text:span text:style-name="T10">chdef –t node -p –o sn01,sn02 groups=service </text:span></text:p>
      <text:p text:style-name="P22">The “-p” option specifies that “service” be added to any existing value for the “groups” attribute.</text:p>
      <text:list xml:id="list33492384" text:continue-numbering="true" text:style-name="WW8Num2">
        <text:list-header>
          <text:p text:style-name="P123">The second option would be to create a new group definition directly using the <text:span text:style-name="T1">mkdef</text:span> command as follows.</text:p>
          <text:p text:style-name="P123"/>
        </text:list-header>
      </text:list>
      <text:p text:style-name="P22"><text:tab/><text:span text:style-name="T10">mkdef –t group –o service members=”sn01,sn02”</text:span></text:p>
      <text:p text:style-name="P22">These two options will result in exactly the same definitions and attribute values being created.</text:p>
      <text:h text:style-name="Heading_20_2" text:outline-level="2"><text:span text:style-name="_20_Char"><text:span text:style-name="T23"><text:s/></text:span></text:span><text:span text:style-name="_20_Char"><text:span text:style-name="T42">Include customization scripts</text:span></text:span><text:span text:style-name="_20_Char"><text:span text:style-name="T43"> </text:span></text:span></text:h>
      <text:p text:style-name="P40"><text:span text:style-name="_20_Char"><text:span text:style-name="T23">xCAT supports the running of customization scripts on the nodes when they are installed. <text:s text:c="2"/></text:span></text:span></text:p>
      <text:p text:style-name="P40"><text:soft-page-break/><text:span text:style-name="_20_Char"><text:span text:style-name="T23">This support includes:</text:span></text:span></text:p>
      <text:list xml:id="list33456402" text:style-name="L3">
        <text:list-item>
          <text:p text:style-name="P120"><text:span text:style-name="_20_Char"><text:span text:style-name="T23">The running of a set of default customization scripts that are required by xCAT.</text:span></text:span></text:p>
          <text:p text:style-name="P108"><text:span text:style-name="_20_Char"><text:span text:style-name="T23">You can see what scripts xCAT will run by default by looking at the “xcatdefaults” entry in the xCAT “postscripts” database table. ( I.e. Run “tabdump postscripts”.). <text:s/>You can change the default setting by using the </text:span></text:span><text:span text:style-name="_20_Char"><text:span text:style-name="T23">xCAT </text:span></text:span><text:span text:style-name="_20_Char"><text:span text:style-name="T24">chtab</text:span></text:span><text:span text:style-name="_20_Char"><text:span text:style-name="T23"> or </text:span></text:span><text:span text:style-name="_20_Char"><text:span text:style-name="T24">tabedit</text:span></text:span><text:span text:style-name="_20_Char"><text:span text:style-name="T23"> command. The scripts are contained in the /install/postscripts directory on the xCAT management node.</text:span></text:span></text:p>
        </text:list-item>
        <text:list-item>
          <text:p text:style-name="P120"><text:span text:style-name="_20_Char"><text:span text:style-name="T23">The optional running of customization scripts provided by xCAT.</text:span></text:span></text:p>
          <text:p text:style-name="P120"><text:span text:style-name="_20_Char"><text:span text:style-name="T23">There is a set of xCAT customization scripts provided in the /install/postscripts directory that can be used to perform optional tasks such as additional adapter configuration. <text:s/></text:span></text:span></text:p>
        </text:list-item>
        <text:list-item>
          <text:p text:style-name="P120"><text:span text:style-name="_20_Char"><text:span text:style-name="T23">The optional running of user-provided customization scripts.</text:span></text:span></text:p>
        </text:list-item>
      </text:list>
      <text:p text:style-name="P40"><text:span text:style-name="_20_Char"><text:span text:style-name="T23"><text:tab/>To have your script run on the nodes:</text:span></text:span></text:p>
      <text:list xml:id="list33463511" text:style-name="L4">
        <text:list-item>
          <text:p text:style-name="P121"><text:span text:style-name="_20_Char"><text:span text:style-name="T23">Put a copy of your script in /install/postscripts on the xCAT management node. <text:s/>(Make sure it is executable.)</text:span></text:span></text:p>
        </text:list-item>
        <text:list-item>
          <text:p text:style-name="P121"><text:span text:style-name="_20_Char"><text:span text:style-name="T24">When using service nodes make sure the postscripts are copied to the /install/postscripts directories on each service node.</text:span></text:span></text:p>
        </text:list-item>
        <text:list-item>
          <text:p text:style-name="P121"><text:span text:style-name="_20_Char"><text:span text:style-name="T23">Set the “postscripts” attribute of the node definition to include the comma separated list of the scripts that you want to be executed on the nodes. </text:span></text:span><text:span text:style-name="_20_Char"><text:span text:style-name="T29">The order of the scripts in the list determines the order in which they will be run. </text:span></text:span><text:span text:style-name="_20_Char"><text:span text:style-name="T23">For example, if you want to have your two </text:span></text:span><text:span text:style-name="_20_Char"><text:span text:style-name="T23">scripts called “foo” and “bar” run on node “node01” you could use the </text:span></text:span><text:span text:style-name="_20_Char"><text:span text:style-name="T24">chdef</text:span></text:span><text:span text:style-name="_20_Char"><text:span text:style-name="T23"> command as follows.</text:span></text:span></text:p>
        </text:list-item>
      </text:list>
      <text:p text:style-name="P79"><text:span text:style-name="_20_Char"><text:span text:style-name="T23"><text:tab/><text:tab/></text:span></text:span><text:span text:style-name="_20_Char"><text:span text:style-name="T27">chdef -t node -o node01 -p postscripts=foo,bar</text:span></text:span></text:p>
      <text:p text:style-name="P79"><text:span text:style-name="_20_Char"><text:span text:style-name="T29"><text:tab/>(The “-p” means to add these to whatever is already set.)</text:span></text:span></text:p>
      <text:p text:style-name="P40"><text:span text:style-name="_20_Char"><text:span text:style-name="T31">Note: </text:span></text:span><text:span text:style-name="_20_Char"><text:span text:style-name="T32">The customization scripts are run during the boot process (out of /etc/inittab).</text:span></text:span></text:p>
      <text:h text:style-name="Heading_20_3" text:outline-level="3"><text:span text:style-name="_20_Char"><text:span text:style-name="T30"><text:s/>Add “servicnode” script for service nodes</text:span></text:span></text:h>
      <text:p text:style-name="P40"><text:span text:style-name="_20_Char"><text:span text:style-name="T30">You must add the “servicenode” script to the </text:span></text:span><text:span text:style-name="_20_Char"><text:span text:style-name="T26">postscripts</text:span></text:span><text:span text:style-name="_20_Char"><text:span text:style-name="T30"> attribute of all the service node definitions.</text:span></text:span><text:span text:style-name="_20_Char"><text:span text:style-name="T29"> <text:s/>To do this you could modify each node definition individually or you could simply modify the definition of the “service” group.</text:span></text:span></text:p>
      <text:p text:style-name="P40"><text:span text:style-name="_20_Char"><text:span text:style-name="T29">For example, to have the “servicenode” postscript run on all nodes in the group called “service” you could run the following command.</text:span></text:span></text:p>
      <text:p text:style-name="P40"><text:span text:style-name="_20_Char"><text:span text:style-name="T25"><text:tab/></text:span></text:span><text:span text:style-name="_20_Char"><text:span text:style-name="T27">chdef -p -t group service postscripts=servicenode</text:span></text:span></text:p>
      <text:h text:style-name="Heading_20_3" text:outline-level="3"><text:span text:style-name="_20_Char"><text:span text:style-name="T31"><text:s text:c="2"/>Add NTP setup script (optional)</text:span></text:span></text:h>
      <text:p text:style-name="P9"/>
      <text:p text:style-name="P87">To have xCAT automatically set up ntp on the cluster nodes you must add the <text:span text:style-name="T2">setupntp</text:span> script to the list of postscripts that are run on the nodes. <text:s text:c="2"/></text:p>
      <text:p text:style-name="P87"><text:soft-page-break/>To do this you can either modify the “postscripts” attribute for each node individually or you can just modify the definition of a group that all the nodes belong to.</text:p>
      <text:p text:style-name="P87">For example, if all your nodes belong to the group “compute” then you could add <text:span text:style-name="T2">setupntp</text:span> to the group definition by running the following command.</text:p>
      <text:p text:style-name="P89"><text:tab/>chdef -p -t group -o compute postscripts=setupntp</text:p>
      <text:p text:style-name="P86"><text:span text:style-name="_20_Char"><text:span text:style-name="T32"/></text:span></text:p>
      <text:h text:style-name="Heading_20_3" text:outline-level="3"><text:span text:style-name="_20_Char"><text:span text:style-name="T32"><text:s/></text:span></text:span><text:span text:style-name="_20_Char"><text:span text:style-name="T41">Add secondary adapter configuration script</text:span></text:span></text:h>
      <text:p text:style-name="Standard"><text:span text:style-name="_20_Char"><text:span text:style-name="T38"/></text:span></text:p>
      <text:p text:style-name="Standard"><text:span text:style-name="_20_Char"><text:span text:style-name="T38">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text:span></text:span><text:span text:style-name="_20_Char"><text:span text:style-name="T38">attribute as mentioned above. <text:s/>Make sure your script is in the /install/postscripts directory and that it is executable.</text:span></text:span></text:p>
      <text:p text:style-name="Standard"><text:span text:style-name="_20_Char"><text:span text:style-name="T38"/></text:span></text:p>
      <text:p text:style-name="Standard"><text:span text:style-name="_20_Char"><text:span text:style-name="T38">If you wish to configure IB interfaces please refer to: “</text:span></text:span><text:span text:style-name="_20_Char"><text:span text:style-name="T39">xCAT 2 InfiniBand Support</text:span></text:span><text:span text:style-name="_20_Char"><text:span text:style-name="T40">” </text:span></text:span><text:a xlink:type="simple" xlink:href="https://xcat.svn.sourceforge.net/svnroot/xcat/xcat-core/trunk/xCAT-client/share/doc/xCAT2IBsupport.odt"><text:span text:style-name="_20_Char"><text:span text:style-name="T68">https://xcat.svn.sourceforge.net/svnroot/xcat/xcat-core/trunk/xCAT-client/share/doc/xCAT2IBsupport.odt</text:span></text:span></text:a><text:span text:style-name="_20_Char"><text:span text:style-name="T40"> </text:span></text:span></text:p>
      <text:p text:style-name="Standard"><text:span text:style-name="_20_Char"><text:span text:style-name="T38"/></text:span></text:p>
      <text:h text:style-name="Heading_20_2" text:outline-level="2">Gather MAC information for the install adapters.</text:h>
      <text:p text:style-name="P19">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7">If there are multiple adapters the first one will be written to the database</text:span>. <text:s/></text:p>
      <text:p text:style-name="P19">The command can also be used to do a ping test on the adapter interfaces to determine which ones could be used to perform the network boot. <text:s/>I<text:span text:style-name="T17">n this case the first adapter that can be successfully used to ping the server will be written to the database.</text:span></text:p>
      <text:p text:style-name="P19">Before running <text:span text:style-name="T2">getmacs</text:span> you must first run the <text:span text:style-name="T2">makeconservercf </text:span><text:span text:style-name="T67">command</text:span>. <text:s/>You need to run <text:span text:style-name="T2">makeconservercf</text:span> any time you add new nodes to the cluster.</text:p>
      <text:p text:style-name="P19"><text:tab/> <text:span text:style-name="T6">makeconservercf</text:span></text:p>
      <text:p text:style-name="P19">Shut down all the nodes that you will be querying for MAC addresses.</text:p>
      <text:p text:style-name="P19"><text:tab/><text:span text:style-name="T6">rpower aixnodes off</text:span></text:p>
      <text:p text:style-name="P19"><text:soft-page-break/>To retrieve the MAC address for all the nodes in the group “<text:span text:style-name="T5">aixnodes</text:span>” and write the first adapter MAC to the xCAT database you could issue the following command.</text:p>
      <text:p text:style-name="P93"><text:tab/><text:span text:style-name="T7">getmacs aixnodes</text:span></text:p>
      <text:p text:style-name="P94">To display all adapter information but not write anything to the database.</text:p>
      <text:p text:style-name="P94"><text:tab/><text:span text:style-name="T6">getmacs -d <text:s/>aixnodes</text:span></text:p>
      <text:p text:style-name="P19">To retrieve the MAC address and do a ping test to determine which adapter MAC to use for the node you could issue the following command. <text:s/>(The ping operation may take a while to complete.)</text:p>
      <text:p text:style-name="P93"><text:tab/><text:span text:style-name="T6">getmacs -d aixnodes -S 10.14.0.2 -G 10.14.0.2 -C 10.14.0.4</text:span></text:p>
      <text:p text:style-name="P93">The output would be similar to the following.</text:p>
      <text:p text:style-name="P95"># Type <text:s text:c="2"/>Location Code <text:s text:c="2"/>MAC Address <text:s/>Full Path Name <text:s/>Ping Result <text:s/>Device Type</text:p>
      <text:p text:style-name="Text_20_body"><text:span text:style-name="T60">ent U9125.F2A.024C362-V6-C2-T1 fef9dfb7</text:span><text:span text:style-name="T36">c602 </text:span><text:a xlink:type="simple" xlink:href="/vdevice/l-lan@30000002"><text:span text:style-name="T28">/vdevice/l-lan@30000002</text:span></text:a><text:span text:style-name="T36"> <text:s/>successfu</text:span><text:span text:style-name="T35">l</text:span><text:span text:style-name="T60"> virtual</text:span></text:p>
      <text:p text:style-name="P95">ent U9125.F2A.024C362-V6-C3-T1 fef9dfb7c603 /vdevice/l-lan@30000003 unsuccessful virtual</text:p>
      <text:p text:style-name="P96">From this result you can see that “ <text:span text:style-name="T60">fef9dfb7c602</text:span><text:span text:style-name="T59">” should be used for this nodes MAC address.</text:span></text:p>
      <text:p text:style-name="Text_20_body">For more information on using the <text:span text:style-name="T2">getmacs</text:span> command see the man page.</text:p>
      <text:h text:style-name="P103" text:outline-level="2">Create NIM client &amp; group definitions</text:h>
      <text:p text:style-name="P11">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11"/>
      <text:p text:style-name="P11">To create NIM machine definitions for your service nodes you could run the following command. </text:p>
      <text:p text:style-name="P11"><text:s/></text:p>
      <text:p text:style-name="P85">xcat2nim -t node service</text:p>
      <text:p text:style-name="P84"/>
      <text:p text:style-name="P11">To create NIM group definition for the group “service” <text:s/>you could run the following command.</text:p>
      <text:p text:style-name="P16"><text:line-break/><text:tab/><text:span text:style-name="T7">xcat2nim –t group –o service</text:span></text:p>
      <text:p text:style-name="P16"/>
      <text:p text:style-name="P16">To check the NIM definitions you could use the NIM <text:span text:style-name="T1">lsnim</text:span> command or the xCAT <text:span text:style-name="T1">xcat2nim</text:span> command. <text:s text:c="2"/>For example, the following command will display the NIM definitions of the nodes contained in the xCAT group called “service”, <text:s/>(from data stored in the <text:span text:style-name="T17">NIM database</text:span>).</text:p>
      <text:p text:style-name="Text_20_body"><text:soft-page-break/></text:p>
      <text:p text:style-name="P16"><text:span text:style-name="_20_Char"><text:tab/></text:span><text:span text:style-name="_20_Char"><text:span text:style-name="T4">xcat2nim -t node -l service</text:span></text:span></text:p>
      <text:h text:style-name="Heading_20_2" text:outline-level="2"><text:span text:style-name="_20_Char">Initialize the AIX/NIM <text:s/>nodes</text:span></text:h>
      <text:p text:style-name="Standard"><text:span text:style-name="_20_Char"/></text:p>
      <text:p text:style-name="P16"><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5">osimage</text:span></text:span><text:span text:style-name="_20_Char"> definition and default values to run the appropriate NIM commands.</text:span> <text:s/></text:p>
      <text:p text:style-name="P16"/>
      <text:p text:style-name="P16"><text:span text:style-name="_20_Char">For example, to set up all the nodes in the group “</text:span><text:span text:style-name="_20_Char"><text:span text:style-name="T5">service</text:span></text:span><text:span text:style-name="_20_Char">” to install using the </text:span><text:span text:style-name="_20_Char"><text:span text:style-name="T5">osimage</text:span></text:span><text:span text:style-name="_20_Char"> named “</text:span><text:span text:style-name="_20_Char"><text:span text:style-name="T11">610SNimage</text:span></text:span><text:span text:style-name="_20_Char">” you could issue the following command.</text:span></text:p>
      <text:p text:style-name="P16"><text:span text:style-name="_20_Char"/></text:p>
      <text:p text:style-name="P61">nimnodeset -i <text:s/><text:span text:style-name="T15">610SNimage </text:span>service</text:p>
      <text:p text:style-name="P16">To verify that you have allocated all the NIM resources that you need you can run the “<text:span text:style-name="T1">lsnim –l</text:span>” command. <text:s/>For example, to check the node “clstrn01” <text:s/>you could run the following command.</text:p>
      <text:p text:style-name="P17"/>
      <text:p text:style-name="P59">lsnim -l clstrn01</text:p>
      <text:p text:style-name="P23"><text:span text:style-name="_20_Char"><text:span text:style-name="T46">The command </text:span></text:span><text:span text:style-name="T46">will also set the “</text:span><text:span text:style-name="T49">profile</text:span><text:span text:style-name="_20_Char"><text:span text:style-name="T46">” attribute in the xCAT node definitions to “</text:span></text:span><text:span text:style-name="_20_Char"><text:span text:style-name="T49">610SNimage</text:span></text:span><text:span text:style-name="_20_Char"><text:span text:style-name="T46"> “. <text:s/>Once this attribute is set you can run the </text:span></text:span><text:span text:style-name="_20_Char"><text:span text:style-name="T48">nimnodeset</text:span></text:span><text:span text:style-name="_20_Char"><text:span text:style-name="T46"> command without the “-i” option.</text:span></text:span></text:p>
      <text:p text:style-name="Standard"><text:span text:style-name="_20_Char"><text:span text:style-name="T22">Note</text:span></text:span><text:span text:style-name="_20_Char"><text:span text:style-name="T21">: To verify that NIM has properly initialized the nodes you can also check the contents of the </text:span></text:span><text:span text:style-name="_20_Char"><text:span text:style-name="T5">/etc/bootptab </text:span></text:span><text:span text:style-name="_20_Char"><text:span text:style-name="T9">or </text:span></text:span><text:span text:style-name="_20_Char"><text:span text:style-name="T9">/var/lib/dhcp/db/dhcpd.leases</text:span></text:span><text:span text:style-name="_20_Char"><text:span text:style-name="T21">, </text:span></text:span><text:span text:style-name="_20_Char"><text:span text:style-name="T5">/etc/exports</text:span></text:span><text:span text:style-name="_20_Char"><text:span text:style-name="T21">, <text:s/>and the node “info” file in the </text:span></text:span><text:span text:style-name="_20_Char"><text:span text:style-name="T5">/tftpboot</text:span></text:span><text:span text:style-name="_20_Char"><text:span text:style-name="T21"> directory.</text:span></text:span></text:p>
      <text:p text:style-name="P27"/>
      <text:h text:style-name="Heading_20_2" text:outline-level="2"><text:s/>Open a remote console (optional)</text:h>
      <text:p text:style-name="P22">You can open a remote console to monitor the boot progress using the xCAT <text:span text:style-name="T1">rcons</text:span> command. <text:s/>This command requires that you have <text:span text:style-name="T2">conserver</text:span> installed and configured. <text:s/></text:p>
      <text:p text:style-name="P39">If you wish to monitor a network installation you must run rcons before initiating a network boot.</text:p>
      <text:p text:style-name="P83"><text:tab/><text:tab/>To configure conserver run:</text:p>
      <text:p text:style-name="P60"><text:span text:style-name="T2">makeconservercf </text:span><text:s text:c="3"/></text:p>
      <text:p text:style-name="P22">To start a console:</text:p>
      <text:p text:style-name="P62">rcons node01</text:p>
      <text:p text:style-name="P25">Note: <text:s/>You must always run makeconservercf after you define new cluster nodes.</text:p>
      <text:h text:style-name="Heading_20_2" text:outline-level="2"><text:soft-page-break/>Initiate a network boot</text:h>
      <text:p text:style-name="P19">Initiate a remote network boot request using the xCAT <text:span text:style-name="T2">rnetboot</text:span> command. <text:s/>For example, to initiate a network boot of all nodes in the group “<text:span text:style-name="T5">service</text:span>” you could issue the following command.</text:p>
      <text:p text:style-name="P67">rnetboot <text:s/>service</text:p>
      <text:p text:style-name="P20"><text:span text:style-name="T2">Note</text:span>: If you receive timeout errors from the <text:span text:style-name="T2">rnetboot</text:span> command, you may need to increase the default 60-second timeout to a larger value by setting <text:span text:style-name="T5">ppctimeout</text:span> in the site table:</text:p>
      <text:p text:style-name="P68">chdef -t site -o clustersite ppctimeout=180</text:p>
      <text:h text:style-name="Heading_20_2" text:outline-level="2">Verify the deployment</text:h>
      <text:list xml:id="list33466862" text:style-name="WW8Num33">
        <text:list-header>
          <text:p text:style-name="P125"/>
        </text:list-header>
        <text:list-item text:start-value="1">
          <text:p text:style-name="P131">If you opened a remote console using <text:span text:style-name="T2">rcons</text:span> you can watch the progress of the installation.</text:p>
        </text:list-item>
        <text:list-item>
          <text:p text:style-name="P132">For p6 lpars, it may be helpful to bring up the HMC web interface in a browser and watch the lpar status and reference codes as the node boots.</text:p>
        </text:list-item>
        <text:list-item>
          <text:p text:style-name="P131">You can use the AIX <text:span text:style-name="kwd"><text:span text:style-name="T1">lsnim</text:span></text:span> command to see the state of the NIM installation for a particular node, by running the following command on the NIM master: </text:p>
          <text:p text:style-name="P126"><text:span text:style-name="T10">lsnim -l &lt;</text:span><text:span text:style-name="var"><text:span text:style-name="T10">clientname&gt;</text:span></text:span></text:p>
        </text:list-item>
        <text:list-item>
          <text:p text:style-name="P131"><text:span text:style-name="var"><text:span text:style-name="T16">When the node is booted you can log in and check if it is configured properly. <text:s/>For example, is the password set?, is the timezone set?, can you xdsh to the node etc.</text:span></text:span></text:p>
        </text:list-item>
      </text:list>
      <text:h text:style-name="Heading_20_3" text:outline-level="3"><text:span text:style-name="var"><text:span text:style-name="T10"><text:s/></text:span></text:span>Retry and troubleshooting tips: </text:h>
      <text:list xml:id="list33472861" text:style-name="L5">
        <text:list-item>
          <text:p text:style-name="P130"><text:span text:style-name="var"><text:span text:style-name="T16">If a node did not boot up:</text:span></text:span></text:p>
        </text:list-item>
      </text:list>
      <text:list xml:id="list33472044" text:style-name="L6">
        <text:list-item>
          <text:p text:style-name="P133"><text:span text:style-name="var"><text:span text:style-name="T16">Verify network connections. Try a ping test using the HMC console.</text:span></text:span></text:p>
        </text:list-item>
        <text:list-item>
          <text:p text:style-name="P133">For bootp, check /etc/bootptab to make sure an entry exists for the node.</text:p>
          <text:p text:style-name="P122">For dhcp, check <text:span text:style-name="T47">/var/lib/dhcp/db/dhcpd.leases to make sure an entry exists for the node</text:span></text:p>
        </text:list-item>
        <text:list-item>
          <text:p text:style-name="P133">Verify that the information in /tftpboot/&lt;node&gt;.info is correct.</text:p>
        </text:list-item>
        <text:list-item>
          <text:p text:style-name="P133">Stop and restart inetd:</text:p>
        </text:list-item>
      </text:list>
      <text:p text:style-name="P109">stopsrc -s inetd</text:p>
      <text:list xml:id="list33477550" text:style-name="L7">
        <text:list-header>
          <text:p text:style-name="P111">startsrc -s inetd</text:p>
        </text:list-header>
        <text:list-item>
          <text:p text:style-name="P112">Stop and restart tftp:</text:p>
        </text:list-item>
      </text:list>
      <text:p text:style-name="P109">stopsrc -s tftpd</text:p>
      <text:p text:style-name="P14"><text:tab/><text:tab/><text:tab/>startsrc -s tftpd</text:p>
      <text:list xml:id="list33476243" text:style-name="L8">
        <text:list-item>
          <text:p text:style-name="P134">Verify NFS is running properly and mounts can be performed with this NFS server:</text:p>
        </text:list-item>
      </text:list>
      <text:list xml:id="list33476132" text:style-name="L9">
        <text:list-item text:start-value="1">
          <text:p text:style-name="P139">View /etc/exports for correct mount information. <text:s/></text:p>
        </text:list-item>
        <text:list-item>
          <text:p text:style-name="P139">Run the <text:span text:style-name="T2">showmount</text:span> and <text:span text:style-name="T2">exportfs</text:span> commands. </text:p>
        </text:list-item>
        <text:list-item>
          <text:p text:style-name="P139">Stop and restart the NFS and related daemons:</text:p>
        </text:list-item>
      </text:list>
      <text:p text:style-name="P110">stopsrc -g nfs</text:p>
      <text:p text:style-name="P110"><text:soft-page-break/>startsrc -g nfs</text:p>
      <text:list xml:id="list33492843" text:continue-list="list33476132" text:style-name="L9">
        <text:list-item text:start-value="1">
          <text:p text:style-name="P139"><text:span text:style-name="var"><text:span text:style-name="T16">Attempt to mount a filesystem from another system on the network.</text:span></text:span></text:p>
        </text:list-item>
        <text:list-item>
          <text:p text:style-name="P137"><text:s/>You may need to reset the NIM client definition and start over.</text:p>
        </text:list-item>
      </text:list>
      <text:p text:style-name="P58">nim -Fo reset node01</text:p>
      <text:p text:style-name="P57"><text:span text:style-name="var"><text:span text:style-name="T14">nim -o deallocate -a subclass=all node01</text:span></text:span></text:p>
      <text:p text:style-name="P57"><text:span text:style-name="var"><text:span text:style-name="T11"/></text:span></text:p>
      <text:list xml:id="list33479625" text:continue-list="list33472861" text:style-name="L5">
        <text:list-item text:start-value="1">
          <text:p text:style-name="P130"><text:span text:style-name="var"><text:span text:style-name="T16">If the node booted but one or more customization scripts did not run correctly:</text:span></text:span></text:p>
        </text:list-item>
        <text:list-item>
          <text:p text:style-name="P135"><text:span text:style-name="var"><text:span text:style-name="T16">You can check the /var/log/messages file on the management node and the var/log/xcat/xcat.log file on the node (if it is up) to see if any error messages were produced during the installation.</text:span></text:span></text:p>
        </text:list-item>
        <text:list-item>
          <text:p text:style-name="P135">Restart the <text:span text:style-name="T2">xcatd</text:span> daemon (<text:span text:style-name="T2">restartxcatd</text:span>) and then re-run the customization scripts either manually or by using <text:span text:style-name="T2">updatenode</text:span>.</text:p>
        </text:list-item>
      </text:list>
      <text:h text:style-name="Heading_20_2" text:outline-level="2"><text:s/>Configure additional adapters on the service nodes (optional)</text:h>
      <text:p text:style-name="Standard"/>
      <text:p text:style-name="Standard">If additional adapter configuration is required on the service nodes you could either use the <text:span text:style-name="T2">xdsh</text:span> command to run the appropriate AIX commands on the nodes or you may want to use the <text:span text:style-name="T2">updatenode</text:span> command to run a configuration script on the nodes.</text:p>
      <text:p text:style-name="Standard"/>
      <text:p text:style-name="Standard">XCAT provides sample adapter interface configuration scripts for Ethernet and IB. The Ethernet sample is /install/postscripts/configeth. <text:s/>It illustrate how to use a specific naming convention to automatically configure interfaces on the node. <text:s text:c="2"/>You can modify this script for you environment and then run it on the node using updatenode. <text:s text:c="2"/>First copy your script to the /install/postscripts directory and make sure it is executable. <text:s/>Then run a command similar to the following.</text:p>
      <text:p text:style-name="Standard"/>
      <text:p text:style-name="Standard"><text:tab/><text:span text:style-name="T5">updatenode clstrn01 myconfigeth</text:span> <text:s/></text:p>
      <text:p text:style-name="Standard"/>
      <text:p text:style-name="Standard">If you wish to configure IB interfaces please refer to: “<text:span text:style-name="T63">xCAT 2 InfiniBand Support</text:span><text:span text:style-name="T61">” - </text:span><text:a xlink:type="simple" xlink:href="https://xcat.svn.sourceforge.net/svnroot/xcat/xcat-core/trunk/xCAT-client/share/doc/xCAT2IBsupport.odt"><text:span text:style-name="T62">https://xcat.svn.sourceforge.net/svnroot/xcat/xcat-core/trunk/xCAT-client/share/doc/xCAT2IBsupport.odt</text:span></text:a></text:p>
      <text:h text:style-name="Heading_20_2" text:outline-level="2">Verify Service Node configuration</text:h>
      <text:p text:style-name="Standard">During the node boot up there are several xCAT post scripts that are run that will configure the node as an xCAT service node. <text:s/>It is advisable to check the service nodes to make sure they are configured correctly before proceeding.</text:p>
      <text:p text:style-name="Standard"/>
      <text:p text:style-name="Standard">There are several things that can be done to verify that the service nodes have been configured correctly.</text:p>
      <text:p text:style-name="Standard"/>
      <text:list xml:id="list33478502" text:style-name="L10">
        <text:list-item>
          <text:p text:style-name="P114">Check if NIM has been installed and configured by running “<text:span text:style-name="T2">lsnim</text:span>” or some other basic NIM command on the service node.</text:p>
        </text:list-item>
        <text:list-item>
          <text:p text:style-name="P114"><text:soft-page-break/>Check to see if all the additional software has been installed. <text:s/>For example, Run “<text:span text:style-name="T2">rpm -qa</text:span>” to see if the xCAT and dependency software is installed.</text:p>
        </text:list-item>
        <text:list-item>
          <text:p text:style-name="P114">Try running some xCAT commands such as “<text:span text:style-name="T2">lsdef -a”</text:span><text:span text:style-name="T67">to see if the xcatd daemon is running and if data can be retrieved from the xCAT database on the management node.</text:span></text:p>
        </text:list-item>
        <text:list-item>
          <text:p text:style-name="P115">If using SSH for your remote shell try to <text:span text:style-name="T2">ssh</text:span> to the service nodes from the management node.</text:p>
        </text:list-item>
        <text:list-item>
          <text:p text:style-name="P115">Check the system services, as mentioned earlier in this document, to make sure the service node can respond to a network boot request.</text:p>
        </text:list-item>
      </text:list>
      <text:p text:style-name="P3"/>
      <text:h text:style-name="Heading_20_1" text:outline-level="1">Install the cluster nodes</text:h>
      <text:h text:style-name="Heading_20_2" text:outline-level="2">Create a diskless image</text:h>
      <text:p text:style-name="P22">In order to boot a diskless AIX node using xCAT and NIM you must create an xCAT <text:span text:style-name="T5">osimage</text:span> definition as well as several NIM resources.</text:p>
      <text:p text:style-name="P22">You can use the xCAT <text:span text:style-name="T2">mknimimage</text:span> command to automate this process.</text:p>
      <text:p text:style-name="P22"><text:span text:style-name="T23">There are several NIM resources that must be created in order to deploy a diskless node. The main resource is the NIM SPOT (Shared Product Object Tree). <text:s/>An AIX diskless image is essentially a SPOT. <text:s/>It</text:span><text:span text:style-name="T21"> </text:span>provides a <text:span text:style-name="Strong_20_Emphasis">/usr</text:span> file system for diskless nodes and a root directory whose contents will be used for the initial diskless nodes root directory. It also provides network boot support. <text:s/></text:p>
      <text:p text:style-name="P22"><text:span text:style-name="T21">When you run the command you must provide a source for the installable images. <text:s/>This could be the AIX product media, a directory containing the AIX images, <text:s/>or the name of an existing NIM </text:span><text:span text:style-name="T5">lpp_source</text:span><text:span text:style-name="T21"> resource. <text:s/>You must also provide a name for the </text:span><text:span text:style-name="T5">osimage</text:span><text:span text:style-name="T21"> you wish to create. <text:s/>This name will be used for the NIM SPOT resource that is created as well as the name of the xCAT </text:span><text:span text:style-name="T5">osimage</text:span><text:span text:style-name="T21"> definition. The naming convention for the other NIM resources that are created is the </text:span><text:span text:style-name="T5">osimage</text:span><text:span text:style-name="T21"> name followed by the NIM resource type, (ex. “ </text:span><text:span text:style-name="T5">61cosi_lpp_source</text:span><text:span text:style-name="T21">”). </text:span></text:p>
      <text:p text:style-name="P22">For example, to create a diskless image called “<text:span text:style-name="T5">61cosi</text:span>” using the images contained in the <text:span text:style-name="T5">/myimages</text:span> directory you could issue the following command.</text:p>
      <text:p text:style-name="P22"><text:tab/><text:span text:style-name="T12">mknimimage -t diskless -s /myimages 61cosi</text:span></text:p>
      <text:p text:style-name="P22">(Note that this operation could take a while to complete!)</text:p>
      <text:p text:style-name="P22"><text:span text:style-name="T2">Note</text:span>: <text:s/>To populate the <text:span text:style-name="T5">/myimages</text:span> directory you could copy the software from the AIX product media using the AIX <text:span text:style-name="T2">gencopy</text:span> command. <text:s/>For example you could run “<text:span text:style-name="T5">gencopy -U -X -d <text:s/>/dev/cd0 -t <text:s/>/myimages all</text:span>".</text:p>
      <text:p text:style-name="P22">The command will display a summary of what was created when it completes.</text:p>
      <text:p text:style-name="P22">The NIM resources will be created in a subdirectory of <text:span text:style-name="T3">/install/nim </text:span><text:span text:style-name="T21">by default.</text:span> <text:s/>You can use the “-l” option to specify a different location.</text:p>
      <text:p text:style-name="P22">You can also specify alternate or additional resources on the command line using the “attr=value” option, (“&lt;nim resource type&gt;=&lt;resource name&gt;”). <text:s/>For example, if <text:soft-page-break/>you want to include a “<text:span text:style-name="T5">resolv_conf</text:span>” <text:s/>resource named “<text:span text:style-name="T5">61cosi_resolv_conf” </text:span><text:span text:style-name="T21">you could run the command as follows. <text:s/></text:span></text:p>
      <text:p text:style-name="P26"><text:tab/>mknimimage -t diskless -s /dev/cd0 61cosi resolv_conf=61cosi_resolv_conf</text:p>
      <text:p text:style-name="P22"><text:span text:style-name="T2">Any additional NIM resources specified on the command line must be previously created using NIM interfaces. </text:span><text:s/>(Which means NIM must already have been configured previously. )</text:p>
      <text:p text:style-name="P49"><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49"/>
      <text:p text:style-name="P49">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text:span text:style-name="T2">man</text:span> pages for details.</text:p>
      <text:p text:style-name="P49">To get details for the NIM resource definitions use the AIX <text:span text:style-name="T2">lsnim</text:span> command. For example, if the name of your SPOT resource is "<text:span text:style-name="T5">61cosi</text:span>" then you could get the details by running: <text:s text:c="2"/></text:p>
      <text:p text:style-name="P49"><text:tab/><text:span text:style-name="T11">lsnim -l 61cosi</text:span></text:p>
      <text:p text:style-name="P49">To see the actual contents of a NIM resource use "<text:span text:style-name="T5">nim -o showres &lt;resource name&gt;</text:span>". <text:s/>For example, to get a list of the software installed in your SPOT you could run:</text:p>
      <text:p text:style-name="P49"><text:s text:c="8"/><text:tab/><text:span text:style-name="T12">nim -o showres <text:s/>61cosi</text:span></text:p>
      <text:h text:style-name="Heading_20_2" text:outline-level="2">Update the SPOT </text:h>
      <text:list xml:id="list33466316" text:style-name="WW8Num18">
        <text:list-item>
          <text:list>
            <text:list-header>
              <text:p text:style-name="P142">The SPOT created in the previous step should be considered the basic <text:span text:style-name="T17">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p>
            </text:list-header>
          </text:list>
        </text:list-item>
      </text:list>
      <text:p text:style-name="P29">You must install any additional software you need and make any customizations to the image before you boot the nodes.</text:p>
      <text:p text:style-name="P29">It would also be good to add other configuration files such as <text:s/>/etc/passwd etc. <text:s/>These files will be then be available to every node that boots with this image.</text:p>
      <text:p text:style-name="P29">For more information on updating a diskless image see the document <text:s/>called “<text:span text:style-name="T71">Updating AIX cluster nodes” (</text:span><text:a xlink:type="simple" xlink:href="https://xcat.svn.sourceforge.net/svnroot/xcat/xcat-core/trunk/xCAT-client/share/doc/xCAT2onAIXUpdates.odt">https://xcat.svn.sourceforge.net/svnroot/xcat/xcat-core/trunk/xCAT-client/share/doc/xCAT2onAIXUpdates.odt</text:a><text:a xlink:type="simple" xlink:href="https://xcat.svn.sourceforge.net/svnroot/xcat/xcat-core/trunk/xCAT-client/share/doc/xCAT2onAIXUpdates.odt">)</text:a></text:p>
      <text:p text:style-name="P29">See the section titled “Updating diskless nodes”</text:p>
      <text:h text:style-name="Heading_20_3" text:outline-level="3">Updating a SPOT with SSH software</text:h>
      <text:p text:style-name="P29">You will have to install <text:span text:style-name="T5">openssl</text:span> and <text:span text:style-name="T5">openssh</text:span> along with several additional requisite software packages.</text:p>
      <text:p text:style-name="P29"><text:soft-page-break/>To help facilitate this task xCAT ships two AIX installp_bundle files. <text:s/>They are called <text:s/><text:span text:style-name="T51">xCATaixSSL.bnd and <text:s/>xCATaixSSH.bnd, and they are included in the xCAT tar file.</text:span></text:p>
      <text:p text:style-name="P33">The basic process is:</text:p>
      <text:list xml:id="list33479099" text:style-name="L11">
        <text:list-item>
          <text:p text:style-name="P127">Copy the required software to the lpp_source resource that you used to create you SPOT.</text:p>
        </text:list-item>
        <text:list-item>
          <text:p text:style-name="P128">Install the software in the SPOT.</text:p>
        </text:list-item>
      </text:list>
      <text:p text:style-name="P32"/>
      <text:p text:style-name="P34">Copy the software.</text:p>
      <text:p text:style-name="P29">You will need the openssl and openssh packages that you installed on the management server earlier in this process. <text:s/>You will also need some prerequisite RPM packages that were included in the xCAT for AIX dependency tar file. <text:s/>The easiest way to copy the software to the correct locations is to use the “nim -o update ..” command. <text:s/>Just <text:s/>provide the directory that contains your software and the NIM lpp_source resource name. <text:s/>(ie. “61cosi_lpp_source”).</text:p>
      <text:p text:style-name="P29">For example:</text:p>
      <text:p text:style-name="P30"><text:tab/><text:span text:style-name="T2">nim -o update -a packages=all -a source=/tmp/myimages <text:s/><text:tab/><text:tab/><text:tab/><text:tab/><text:tab/>61cosi_lpp_source</text:span></text:p>
      <text:p text:style-name="P35">Install the software into the SPOT.</text:p>
      <text:p text:style-name="P99">To install additional software in the SPOT you can use the “<text:span text:style-name="T2">nim -o cust</text:span>” command. <text:s/></text:p>
      <text:p text:style-name="P99">To use the bundle files with this command you must first define them as NIM resources. <text:s/></text:p>
      <text:p text:style-name="Text_20_body">Copy the bundle files ( <text:span text:style-name="T51">xCATaixSSL.bnd and xCATaixSSH.bnd) to a location where they can be defined as a NIM resource, for example “/install/nim/installp_bundle”.</text:span></text:p>
      <text:p text:style-name="P98">To define the NIM resources you can run the following commands.<text:tab/></text:p>
      <text:p text:style-name="P66">nim -o define -t installp_bundle -a server=master -a location= <text:tab/>/install/nim/installp_bundle/xCATaixSSL.bnd <text:s/>xCATaixSSL</text:p>
      <text:p text:style-name="P66">nim -o define -t installp_bundle -a server=master -a location= <text:tab/>/install/nim/installp_bundle/xCATaixSSH.bnd <text:s/>xCATaixSSH</text:p>
      <text:p text:style-name="P29"><text:span text:style-name="T2">Note</text:span>: You cannot update a SPOT that is currently allocated. <text:s/><text:span text:style-name="T69">To check to see if the SPOT is allocated you could run the following command.</text:span></text:p>
      <text:p text:style-name="P31"><text:tab/>lsnim -l &lt;spot name&gt;</text:p>
      <text:p text:style-name="P36">Run the “nim -o cust ...” <text:s/>command to install the software in the SPOT.</text:p>
      <text:p text:style-name="P29"><text:span text:style-name="T5"><text:tab/></text:span><text:span text:style-name="T6">nim -o cust -a lpp_source= 61cosi_lpp_source -a installp_flags=agcXY -a <text:tab/><text:tab/>installp_bundle=xCATaixSSL 61cosi</text:span></text:p>
      <text:p text:style-name="P29"><text:tab/><text:span text:style-name="T6">nim -o cust -a lpp_source= 61cosi_lpp_source -a installp_flags=agcXY -a <text:tab/><text:tab/>installp_bundle=xCATaixSSH 61cosi</text:span></text:p>
      <text:p text:style-name="P37"><text:soft-page-break/>Refer to the NIM documentation for more information on how to use the NIM commands mentioned above.</text:p>
      <text:h text:style-name="Heading_20_2" text:outline-level="2">Define xCAT networks</text:h>
      <text:p text:style-name="P22">Create a network definition for each network that contains cluster nodes. <text:s/>You will need a name for the network and values for the following attributes.</text:p>
      <text:p text:style-name="P12"><text:tab/><text:span text:style-name="T2">net</text:span> <text:s text:c="11"/>The network address.</text:p>
      <text:p text:style-name="P12"><text:tab/><text:span text:style-name="T2">mask</text:span> <text:s text:c="7"/>The network mask.</text:p>
      <text:p text:style-name="P12"><text:tab/><text:span text:style-name="T2">gateway</text:span> <text:s text:c="3"/>The network gateway.</text:p>
      <text:p text:style-name="P56"/>
      <text:p text:style-name="P12">This “How-To” assumes that all the cluster node management interfaces and the xCAT management node interface are on the same network. You can use the xCAT <text:span text:style-name="T2">mkdef</text:span> command to define the network. </text:p>
      <text:p text:style-name="P12"/>
      <text:p text:style-name="P12">For example:</text:p>
      <text:p text:style-name="P12"/>
      <text:p text:style-name="P12"><text:tab/><text:span text:style-name="T12">mkdef -t network -o net1 net=9.114.113.224 mask=255.255.255.224 <text:tab/><text:tab/><text:tab/><text:tab/>gateway=9.114.113.254</text:span></text:p>
      <text:h text:style-name="Heading_20_2" text:outline-level="2">Define the LPARs currently managed by the HMC</text:h>
      <text:p text:style-name="P50">This step assumes that <text:s/>LPARs were already created using the standard HMC interfaces. </text:p>
      <text:p text:style-name="P50">Use the xCAT <text:span text:style-name="T1">rscan</text:span> command to gather the LPAR information. <text:s/>In this example we will use the “-z” option to create a stanza file that contains the information gathered by <text:span text:style-name="T1">rscan</text:span> as well as some default values that could be used for the node definitions.</text:p>
      <text:p text:style-name="P50">To write the stanza format output of <text:span text:style-name="T1">rscan</text:span> to a file called “<text:span text:style-name="T4">mystanzafile”</text:span> run the following command.</text:p>
      <text:p text:style-name="P50"><text:tab/><text:span text:style-name="T13">rscan –z hmc01 &gt; mystanzafile</text:span></text:p>
      <text:p text:style-name="P50">This file can then be checked and modified as needed. <text:s/>For example you may need to add a different name for the node definition or add additional attributes and values etc. <text:s/></text:p>
      <text:p text:style-name="P50"><text:span text:style-name="T1">Note</text:span>: The stanza file will contain stanzas for objects other than the LPARs. <text:s/>This information must also be defined in the xCAT database. <text:s/>It is not necessary to modify the non-LPAR stanzas in any way</text:p>
      <text:list xml:id="list33495364" text:continue-list="list33492384" text:style-name="WW8Num2">
        <text:list-header>
          <text:p text:style-name="P123">The information gathered by the <text:span text:style-name="T1">rscan </text:span>command can be used to create xCAT node definitions.</text:p>
          <text:p text:style-name="P123"/>
          <text:p text:style-name="P123">Since we have put all the node information in a stanza file we can now pass the contents of the file to the <text:span text:style-name="T1">mkdef</text:span> command to add the definitions to the database.</text:p>
          <text:p text:style-name="P123"/>
          <text:p text:style-name="P123"><text:tab/><text:span text:style-name="T13">cat mystanzafile | mkdef –z</text:span></text:p>
        </text:list-header>
      </text:list>
      <text:p text:style-name="P19"><text:soft-page-break/>You can use the xCAT <text:span text:style-name="T2">lsdef</text:span> command to check the definitions (ex. “<text:span text:style-name="T4">lsdef –l node01</text:span>”). <text:s text:c="2"/>After the node has been defined you can use the <text:span text:style-name="T1">chdef</text:span> command to make any additional updates to the definitions, if needed.</text:p>
      <text:h text:style-name="Heading_20_2" text:outline-level="2">Create and define additional logical partitions (optional)</text:h>
      <text:p text:style-name="Standard"/>
      <text:p text:style-name="Standard">You can use the xCAT <text:span text:style-name="T2">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2">mkvm</text:span> command creates new partition(s) with the same profile/resources as the partition specified on the command line. The starting numeric partition number and the <text:span text:style-name="T5">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5">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5">mkdef -t node -o clstrn04-clstrn10 groups=all,aixnodes mgt=hmc</text:span></text:p>
      <text:p text:style-name="Standard"><text:s text:c="10"/></text:p>
      <text:p text:style-name="Standard">To create several new partitions based on the partition for node clstrn01.</text:p>
      <text:p text:style-name="Standard"/>
      <text:p text:style-name="P76">mkvm -V clstn01 -i 4 -n clstrn04-clstrn10</text:p>
      <text:p text:style-name="Standard"/>
      <text:p text:style-name="Standard">See the <text:span text:style-name="T2">mkvm</text:span> man page for more details.</text:p>
      <text:h text:style-name="Heading_20_2" text:outline-level="2">Gather MAC information for the node boot adapters.</text:h>
      <text:p text:style-name="P19">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7">If <text:s/>there are multiple adapters the first one will be written to the database and used as the install adapter for that node.</text:span> </text:p>
      <text:p text:style-name="P19">The command can also be used to do a ping test on the adapter interfaces to determine which ones could be used to perform the network boot. <text:s/>I<text:span text:style-name="T17">n this case the </text:span><text:soft-page-break/><text:span text:style-name="T17">first adapter that can be successfully used to ping the server will be written to the database.</text:span></text:p>
      <text:p text:style-name="P19">Before running <text:span text:style-name="T2">getmacs</text:span> you must first run the <text:span text:style-name="T2">makeconservercf </text:span><text:span text:style-name="T67">command</text:span>. <text:s/>You need to run <text:span text:style-name="T2">makeconservercf</text:span> any time you add new nodes to the cluster.</text:p>
      <text:p text:style-name="P21"><text:tab/> <text:span text:style-name="T6">makeconservercf</text:span></text:p>
      <text:p text:style-name="P19">Shut down all the nodes that you will be querying for MAC addresses.</text:p>
      <text:p text:style-name="P19"><text:tab/><text:span text:style-name="T6">rpower aixnodes off</text:span></text:p>
      <text:p text:style-name="P19">To retrieve the MAC address for all the nodes in the group “<text:span text:style-name="T5">aixnodes</text:span>” and write the first adapter MAC to the xCAT database you could issue the following command.</text:p>
      <text:p text:style-name="P93"><text:tab/><text:span text:style-name="T7">getmacs aixnodes</text:span></text:p>
      <text:p text:style-name="P94">To display all adapter information but not write anything to the database.</text:p>
      <text:p text:style-name="P94"><text:tab/><text:span text:style-name="T6">getmacs -d <text:s/>aixnodes</text:span></text:p>
      <text:p text:style-name="P19">To retrieve the MAC address and do a ping test to determine which adapter MAC to use for the node you could issue the following command. <text:s/>(The ping operation may take a while to complete.)</text:p>
      <text:p text:style-name="P93"><text:tab/><text:span text:style-name="T6">getmacs -d aixnodes -S 10.14.0.2 -G 10.14.0.2 -C 10.14.0.4</text:span></text:p>
      <text:p text:style-name="P93">The output would be similar to the following.</text:p>
      <text:p text:style-name="P95"># Type <text:s text:c="2"/>Location Code <text:s text:c="2"/>MAC Address <text:s/>Full Path Name <text:s/>Ping Result <text:s/>Device Type</text:p>
      <text:p text:style-name="Text_20_body"><text:span text:style-name="T60">ent U9125.F2A.024C362-V6-C2-T1 fef9dfb7</text:span><text:span text:style-name="T36">c602 </text:span><text:a xlink:type="simple" xlink:href="/vdevice/l-lan@30000002"><text:span text:style-name="T28">/vdevice/l-lan@30000002</text:span></text:a><text:span text:style-name="T36"> <text:s/>successfu</text:span><text:span text:style-name="T35">l</text:span><text:span text:style-name="T60"> virtual</text:span></text:p>
      <text:p text:style-name="P95">ent U9125.F2A.024C362-V6-C3-T1 fef9dfb7c603 /vdevice/l-lan@30000003 unsuccessful virtual</text:p>
      <text:p text:style-name="P96">From this result you can see that “ <text:span text:style-name="T60">fef9dfb7c602</text:span><text:span text:style-name="T59">” should be used for this nodes MAC address.</text:span></text:p>
      <text:p text:style-name="Text_20_body">For more information on using the <text:span text:style-name="T2">getmacs</text:span> command see the man page.</text:p>
      <text:p text:style-name="P97">To add the MAC value to the node definition you can use the <text:span text:style-name="T2">chdef</text:span> command. <text:s/>For example:</text:p>
      <text:p text:style-name="P29"><text:tab/><text:span text:style-name="T5">chdef -t node node01 mac=fef9dfb7c603</text:span></text:p>
      <text:h text:style-name="P103" text:outline-level="2">Define xCAT groups (optional)</text:h>
      <text:p text:style-name="P8">XCAT supports both <text:span text:style-name="T5">static</text:span> and <text:span text:style-name="T5">dynamic</text:span> node groups. <text:s/>See the section titled “xCAT node group support” in the “<text:span text:style-name="T64">xCAT2 Top Doc” document for details on using xCAT </text:span><text:soft-page-break/><text:span text:style-name="T64">groups. ( </text:span><text:a xlink:type="simple" xlink:href="https://xcat.svn.sourceforge.net/svnroot/xcat/xcat-core/trunk/xCAT-client/share/doc/xCAT2top.odt"><text:span text:style-name="T64">https://xcat.svn.sourceforge.net/svnroot/xcat/xcat-core/trunk/xCAT-client/share/doc/xCAT2top.odt</text:span></text:a><text:span text:style-name="T64">)</text:span></text:p>
      <text:p text:style-name="P10"/>
      <text:p text:style-name="P18"><text:span text:style-name="T64">Note: <text:s/>The </text:span><text:span text:style-name="T66">dynamic</text:span><text:span text:style-name="T64"> node group support is only available in xCAT 2.3 and beyond.</text:span></text:p>
      <text:h text:style-name="Heading_20_2" text:outline-level="2"><text:span text:style-name="_20_Char"><text:s/>Add IP addresses and hostnames to /etc/hosts</text:span></text:h>
      <text:p text:style-name="Standard"/>
      <text:p text:style-name="Standard"><text:span text:style-name="_20_Char"><text:span text:style-name="T67">Make sure all node hostnames are added to /etc/hosts. <text:s/>Refer to the <text:s/>section titled “Add cluster nodes to the /etc/hosts file” in the following document for details. </text:span></text:span><text:a xlink:type="simple" xlink:href="https://xcat.svn.sourceforge.net/svnroot/xcat/xcat-core/trunk/xCAT-client/share/doc/xCAT2onAIX.odt"><text:span text:style-name="_20_Char"><text:span text:style-name="T58">(https://xcat.svn.sourceforge.net/svnroot/xcat/xcat-core/trunk/xCAT-client/share/doc/xCAT2onAIX.odt )</text:span></text:span></text:a></text:p>
      <text:h text:style-name="Heading_20_2" text:outline-level="2"><text:span text:style-name="_20_Char"><text:span text:style-name="T70">Verify the node definitions</text:span></text:span></text:h>
      <text:p text:style-name="P19">Verify that the node definitions include the required information.</text:p>
      <text:p text:style-name="P19">To get a listing of the node definition you can use the <text:span text:style-name="T2">lsdef</text:span> command. <text:s text:c="2"/>For example to display the definitions of all nodes in the group “aixnodes” you could run the following command.</text:p>
      <text:p text:style-name="P19"><text:tab/><text:span text:style-name="T5">lsdef -t node -l -o aixnodes</text:span></text:p>
      <text:p text:style-name="P19">The output for one diskless node might look something like the following:</text:p>
      <text:p text:style-name="P78">Object name: clstrn02</text:p>
      <text:p text:style-name="P78"><text:s text:c="4"/>cons=hmc</text:p>
      <text:p text:style-name="P78"><text:s text:c="4"/>groups=lpar,all</text:p>
      <text:p text:style-name="P78"><text:s text:c="4"/>servicenode=clstrSN1</text:p>
      <text:p text:style-name="P78"><text:s text:c="4"/>xcamaster=clstrSN1-en1</text:p>
      <text:p text:style-name="P78"><text:s text:c="4"/>hcp=clstrhmc01</text:p>
      <text:p text:style-name="P78"><text:s text:c="4"/>hostnames=clstrn02.mycluster.com</text:p>
      <text:p text:style-name="P78"><text:s text:c="4"/>id=2</text:p>
      <text:p text:style-name="P78"><text:s text:c="4"/>ip=10.1.3.2</text:p>
      <text:p text:style-name="P78"><text:s text:c="4"/>mac=001a64f9bfc9</text:p>
      <text:p text:style-name="P78"><text:s text:c="4"/>mgt=hmc</text:p>
      <text:p text:style-name="P78"><text:s text:c="4"/>nodetype=lpar,osi</text:p>
      <text:p text:style-name="P78"><text:s text:c="4"/>os=AIX</text:p>
      <text:p text:style-name="P78"><text:s text:c="4"/>parent=clstrf1fsp03-9125-F2A-SN024C352</text:p>
      <text:p text:style-name="P78"><text:s text:c="4"/>pprofile=compute</text:p>
      <text:p text:style-name="P19">Most of these attributes should have been filled in automatically by xCAT. <text:s text:c="2"/></text:p>
      <text:p text:style-name="P19"><text:span text:style-name="T2">Note</text:span>: <text:s/>xCAT supports many different cluster environments and the attributes that may be required in a node definition will vary. <text:s/>For diskless nodes using a servicenode, the node definition should include at least the attributes listed in the above example.</text:p>
      <text:p text:style-name="P19"><text:soft-page-break/>Make sure “<text:span text:style-name="T5">servicenode</text:span>” is set to the name of the service node as known by the management node and “<text:span text:style-name="T5">xcatmaster</text:span>” is set to the name of the service node as known by the node.</text:p>
      <text:p text:style-name="P19">To modify the node definitions you can use the <text:span text:style-name="T2">chdef</text:span> command.</text:p>
      <text:p text:style-name="P19">For example to set the <text:span text:style-name="T5">xcatmaster</text:span> attribute for <text:s/>node “<text:span text:style-name="T5">clstrn01</text:span>” you could run the following.</text:p>
      <text:p text:style-name="P69"><text:span text:style-name="_20_Char">chdef -t node -o clstrn01 xcatmaster=clstrSN1-en1</text:span></text:p>
      <text:h text:style-name="Heading_20_2" text:outline-level="2"><text:span text:style-name="_20_Char"><text:span text:style-name="T42">Set up post boot scripts (optional)</text:span></text:span></text:h>
      <text:list xml:id="list33461963" text:style-name="L12">
        <text:list-header>
          <text:p text:style-name="P116"><text:span text:style-name="_20_Char"><text:span text:style-name="T23"/></text:span></text:p>
        </text:list-header>
      </text:list>
      <text:p text:style-name="Standard"><text:span text:style-name="_20_Char"><text:span text:style-name="T23">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3"/></text:span></text:p>
      <text:p text:style-name="Standard"><text:span text:style-name="_20_Char"><text:span text:style-name="T23">To have your script run on the nodes:</text:span></text:span></text:p>
      <text:list xml:id="list33454398" text:style-name="L13">
        <text:list-item>
          <text:p text:style-name="P117"><text:span text:style-name="_20_Char"><text:span text:style-name="T23">Put a copy of your script in /install/postscripts on the xCAT management node. <text:s/>(Make sure it is executable.)</text:span></text:span></text:p>
        </text:list-item>
        <text:list-item>
          <text:p text:style-name="P117"><text:span text:style-name="_20_Char"><text:span text:style-name="T24">When using service nodes make sure the postscripts are copied to the /install/postscripts directories on each service node.</text:span></text:span></text:p>
        </text:list-item>
        <text:list-item>
          <text:p text:style-name="P117"><text:span text:style-name="_20_Char"><text:span text:style-name="T23">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3"/></text:span></text:p>
      <text:p text:style-name="Standard"><text:span text:style-name="_20_Char"><text:span text:style-name="T23"><text:tab/><text:tab/></text:span></text:span><text:span text:style-name="_20_Char"><text:span text:style-name="T25">chdef -t node -o node01 postscripts=foo,bar</text:span></text:span></text:p>
      <text:p text:style-name="Standard"><text:span text:style-name="_20_Char"><text:span text:style-name="T25"/></text:span></text:p>
      <text:p text:style-name="P70"><text:span text:style-name="_20_Char"><text:span text:style-name="T29">The order of the scripts in the list determines the order in which they will be run.</text:span></text:span></text:p>
      <text:p text:style-name="Standard"><text:span text:style-name="_20_Char"><text:span text:style-name="T23"/></text:span></text:p>
      <text:p text:style-name="Standard"><text:span text:style-name="_20_Char"><text:span text:style-name="T23">XCAT also runs some scripts to do default node configuration. <text:s/>You can see what scripts xCAT will run by looking at the “xcatdefaults” entry in the xCAT </text:span></text:span><text:span text:style-name="_20_Char"><text:span text:style-name="T23">“postscripts” database table. ( I.e. Run “tabdump postscripts”.). <text:s/>You can change the default setting by using the xCAT </text:span></text:span><text:span text:style-name="_20_Char"><text:span text:style-name="T24">chtab</text:span></text:span><text:span text:style-name="_20_Char"><text:span text:style-name="T23"> or </text:span></text:span><text:span text:style-name="_20_Char"><text:span text:style-name="T24">tabedit</text:span></text:span><text:span text:style-name="_20_Char"><text:span text:style-name="T23"> command.</text:span></text:span></text:p>
      <text:h text:style-name="Heading_20_2" text:outline-level="2"><text:span text:style-name="_20_Char"><text:s/></text:span><text:span text:style-name="_20_Char"><text:span text:style-name="T70">Initialize the AIX/NIM diskless nodes</text:span></text:span></text:h>
      <text:p text:style-name="Standard"><text:span text:style-name="_20_Char"/></text:p>
      <text:p text:style-name="P16"><text:span text:style-name="_20_Char">You can set up NIM to support a diskless boot of nodes by using the xCAT </text:span><text:span text:style-name="_20_Char"><text:span text:style-name="T2">mkdsklsnode</text:span></text:span><text:span text:style-name="_20_Char"> command. <text:s/>This command uses information from the xCAT database and default values to run the appropriate NIM commands.</text:span></text:p>
      <text:p text:style-name="P16"><text:span text:style-name="_20_Char"/></text:p>
      <text:p text:style-name="P16"><text:span text:style-name="_20_Char">For example, to set up all the nodes in the group “</text:span><text:span text:style-name="_20_Char"><text:span text:style-name="T5">aixnodes</text:span></text:span><text:span text:style-name="_20_Char">” to boot using the SPOT (COSI) named “</text:span><text:span text:style-name="_20_Char"><text:span text:style-name="T5">61cosi</text:span></text:span><text:span text:style-name="_20_Char">” you could issue the following command.</text:span></text:p>
      <text:p text:style-name="P16"><text:span text:style-name="_20_Char"/></text:p>
      <text:p text:style-name="P16"><text:soft-page-break/><text:span text:style-name="_20_Char"><text:tab/></text:span><text:span text:style-name="_20_Char"><text:span text:style-name="T12">mkdsklsnode </text:span></text:span><text:span text:style-name="_20_Char"><text:span text:style-name="T37">-i </text:span></text:span><text:span text:style-name="_20_Char"><text:span text:style-name="T12">61cosi aixnodes</text:span></text:span></text:p>
      <text:p text:style-name="P70"><text:span text:style-name="_20_Char"><text:span text:style-name="T5"/></text:span></text:p>
      <text:list xml:id="list33486018" text:continue-list="list33466316" text:style-name="WW8Num18">
        <text:list-item>
          <text:list>
            <text:list-header>
              <text:p text:style-name="P143">The command will define and initialize the NIM machines. <text:s/>It will also set the “<text:span text:style-name="T5">profile</text:span><text:span text:style-name="_20_Char">” attribute in the xCAT node definitions to “</text:span><text:span text:style-name="_20_Char"><text:span text:style-name="T11">61cosi “</text:span></text:span><text:span text:style-name="_20_Char">.</text:span></text:p>
            </text:list-header>
          </text:list>
        </text:list-item>
      </text:list>
      <text:p text:style-name="P23">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63">lsnim -l node01</text:p>
      <text:p text:style-name="P28"><text:span text:style-name="T2">Note:</text:span> </text:p>
      <text:p text:style-name="P65">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3" text:outline-level="3">Verifying the node initialization before booting (optional)</text:h>
      <text:p text:style-name="P28">Once the <text:span text:style-name="T2">mkdsklsnode</text:span> command completes you can log on to the service node and verify that it has been configured correctly. <text:s text:c="2"/></text:p>
      <text:list xml:id="list33461524" text:style-name="L14">
        <text:list-item>
          <text:p text:style-name="P129">The /etc/bootptab or <text:span text:style-name="T72">/var/lib/dhcp/db/dhcpd.leases</text:span>, /etc/exports files. <text:s/></text:p>
        </text:list-item>
        <text:list-item>
          <text:p text:style-name="P129">The node info file in the /tftpboot directory.</text:p>
        </text:list-item>
        <text:list-item>
          <text:p text:style-name="P129">The NIM node definition for the node.</text:p>
        </text:list-item>
      </text:list>
      <text:h text:style-name="Heading_20_2" text:outline-level="2">Open a remote console (optional)</text:h>
      <text:p text:style-name="P22">You can open a remote console to monitor the boot progress using the xCAT <text:span text:style-name="T1">rcons</text:span> command. <text:s/>This command requires that you have <text:span text:style-name="T2">conserver</text:span> installed and configured. <text:s/></text:p>
      <text:p text:style-name="P39">If you wish to monitor a network installation you must run rcons before initiating a network boot.</text:p>
      <text:p text:style-name="P83"><text:tab/><text:tab/>To configure conserver run:</text:p>
      <text:p text:style-name="P60">makeconservercf <text:s text:c="3"/></text:p>
      <text:p text:style-name="P22">To start a console:</text:p>
      <text:p text:style-name="P60">rcons node01</text:p>
      <text:p text:style-name="P25">Note: <text:s/>You must always run makeconservercf after you define new cluster nodes.</text:p>
      <text:h text:style-name="Heading_20_2" text:outline-level="2">Initiate a network boot</text:h>
      <text:p text:style-name="P19">Initiate a remote network boot request using the xCAT <text:span text:style-name="T2">rnetboot</text:span> command. <text:s/>For example, to initiate a network boot of all nodes in the group “<text:span text:style-name="T5">aixnodes</text:span>” you could issue the following command.</text:p>
      <text:p text:style-name="P67">rnetboot <text:s/>aixnodes</text:p>
      <text:p text:style-name="P20"><text:soft-page-break/><text:span text:style-name="T2">Note</text:span>: If you receive timeout errors from the <text:span text:style-name="T2">rnetboot</text:span> command, you may need to increase the default 60-second timeout to a larger value by setting ppctimeout in the site table:</text:p>
      <text:p text:style-name="P68">chdef -t site -o clustersite ppctimeout=180</text:p>
      <text:h text:style-name="Heading_20_2" text:outline-level="2">Verify the deployment</text:h>
      <text:list xml:id="list33486389" text:continue-list="list33466862" text:style-name="WW8Num33">
        <text:list-item text:start-value="1">
          <text:p text:style-name="P131">Retry and troubleshooting tips: </text:p>
        </text:list-item>
      </text:list>
      <text:list xml:id="list33458426" text:style-name="L15">
        <text:list-item>
          <text:p text:style-name="P136">For p6 lpars, it may be helpful to bring up the HMC web interface in a browser and watch the lpar status and reference codes as the node boots.</text:p>
        </text:list-item>
        <text:list-item>
          <text:p text:style-name="P136">Verify network connections</text:p>
        </text:list-item>
        <text:list-item>
          <text:p text:style-name="P136">If the <text:span text:style-name="T2">rnetboot</text:span> returns “unsuccessful” for a node, verify that bootp and tftp is configured and running properly on the .</text:p>
        </text:list-item>
        <text:list-item>
          <text:p text:style-name="P140">For bootp, view <text:span text:style-name="T5">/etc/bootptab</text:span> to make sure an entry exists for the node.</text:p>
          <text:p text:style-name="P140">For dhcp, view <text:span text:style-name="T47">/var/lib/dhcp/db/dhcpd.leases to make sure an entry exists for the node.</text:span></text:p>
        </text:list-item>
        <text:list-item>
          <text:p text:style-name="P140">Verify that the information in /tftpboot/&lt;node&gt;.info is correct.</text:p>
        </text:list-item>
        <text:list-item>
          <text:p text:style-name="P140">Stop and restart inetd:</text:p>
        </text:list-item>
      </text:list>
      <text:p text:style-name="P109">stopsrc -s inetd</text:p>
      <text:p text:style-name="P109">startsrc -s inetd</text:p>
      <text:list xml:id="list33449049" text:style-name="L16">
        <text:list-item>
          <text:p text:style-name="P113">Stop and restart tftp:</text:p>
        </text:list-item>
      </text:list>
      <text:p text:style-name="P109">stopsrc -s tftp</text:p>
      <text:p text:style-name="P109">startsrc -s tftp</text:p>
      <text:list xml:id="list33491945" text:continue-list="list33449049" text:style-name="L16">
        <text:list-item text:start-value="1">
          <text:p text:style-name="P113"/>
        </text:list-item>
      </text:list>
      <text:list xml:id="list33504932" text:continue-list="list33458426" text:style-name="L15">
        <text:list-item text:start-value="1">
          <text:p text:style-name="P136">Verify NFS is running properly and mounts can be performed with this NFS server:</text:p>
        </text:list-item>
        <text:list-item>
          <text:p text:style-name="P140">View <text:span text:style-name="T5">/etc/exports</text:span> for correct mount information. <text:s/></text:p>
        </text:list-item>
        <text:list-item>
          <text:p text:style-name="P140">Run the <text:span text:style-name="T2">showmount</text:span> and <text:span text:style-name="T2">exportfs</text:span> commands. </text:p>
        </text:list-item>
        <text:list-item>
          <text:p text:style-name="P140">Stop and restart the NFS and related daemons:</text:p>
        </text:list-item>
      </text:list>
      <text:p text:style-name="P110">stopsrc -g nfs</text:p>
      <text:p text:style-name="P110">startsrc -g nfs</text:p>
      <text:list xml:id="list33473818" text:continue-list="list33504932" text:style-name="L15">
        <text:list-item text:start-value="1">
          <text:p text:style-name="P141">Attempt to mount a file system from another system on the network.</text:p>
        </text:list-item>
        <text:list-item text:start-value="1">
          <text:p text:style-name="P138">If that doesn't work, you may need to re-initialize the diskless node and start over. <text:s/>You can use the <text:span text:style-name="T2">rmdsklsnode</text:span> command to uninitialize an AIX diskless node. <text:s/>This will deallocate and remove the NIM definition but it will not remove the xCAT node definition.</text:p>
        </text:list-item>
      </text:list>
      <text:h text:style-name="Heading_20_1" text:outline-level="1"><text:s/>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5">lpp_source</text:span> and <text:span text:style-name="T5">SPOT</text:span> resources are quite large.) There are xCAT commands that can be used to assist in this process.</text:p>
      <text:p text:style-name="P16"/>
      <text:h text:style-name="Heading_20_2" text:outline-level="2"><text:soft-page-break/>Removing NIM machine definitions</text:h>
      <text:p text:style-name="P16">Use the xCAT <text:span text:style-name="T2">rmdsklsnode</text:span> command to remove all the NIM diskless machine definitions that were created for the specified xCAT nodes. <text:s text:c="2"/>This command <text:span text:style-name="T17">will not</text:span><text:span text:style-name="T69"> </text:span>remove the xCAT node definitions.</text:p>
      <text:p text:style-name="P16"/>
      <text:p text:style-name="P16">For example, to remove the NIM machine definition corresponding to the xCAT diskless node named “node01” you could run the command as follows.</text:p>
      <text:p text:style-name="P16"/>
      <text:p text:style-name="P16"><text:tab/><text:span text:style-name="T6">rmdsklsnode node01</text:span></text:p>
      <text:p text:style-name="P16"/>
      <text:p text:style-name="P16">Use the xCAT <text:span text:style-name="T2">xcat2nim</text:span> command to remove all the NIM standalone machine definitions that were created for the specified xCAT nodes. <text:s text:c="2"/>This command <text:span text:style-name="T17">will not</text:span><text:span text:style-name="T69"> </text:span>remove the xCAT node definitions.</text:p>
      <text:p text:style-name="P16"><text:tab/></text:p>
      <text:p text:style-name="P16">For example, to remove the NIM machine definition corresponding to the xCAT node named “node01” you could run the command as follows.</text:p>
      <text:p text:style-name="P16"/>
      <text:p text:style-name="P16"><text:tab/><text:span text:style-name="T6">xcat2nim -t node -r node01</text:span></text:p>
      <text:p text:style-name="P16"/>
      <text:p text:style-name="P16">The <text:span text:style-name="T2">xcat2nim</text:span> and <text:span text:style-name="T2">rmdsklsnode</text:span> command are intended to make it easier to clean up NIM machine definitions that were created by xCAT. <text:s/>You can also use the AIX <text:span text:style-name="T2">nim</text:span> command directly. <text:s/>See the AIX/NIM documentation for details. </text:p>
      <text:p text:style-name="P55"/>
      <text:h text:style-name="Heading_20_2" text:outline-level="2">Removing NIM resources </text:h>
      <text:p text:style-name="Text_20_body">Use the xCAT <text:span text:style-name="T2">rmnimimage</text:span> command <text:span text:style-name="T2">to remove all the NIM resources associated with a given xCAT </text:span><text:span text:style-name="T6">osimage</text:span><text:span text:style-name="T2"> definition.</text:span> <text:s text:c="2"/>The command will only remove a NIM resource if it is not allocated to a node. <text:s/>You should always clean up the NIM node definitions before attempting to remove the NIM resources. <text:s/>The command <text:span text:style-name="T17">will also remove</text:span> the xCAT <text:span text:style-name="T5">osimage</text:span> definition that is specified on the command line.</text:p>
      <text:p text:style-name="Text_20_body">For example, to remove the “610image” <text:span text:style-name="T5">osimage</text:span> definition along with all the associated NIM resources run the following command.</text:p>
      <text:p text:style-name="Text_20_body"><text:tab/><text:span text:style-name="T6">rmnimimage 610image</text:span></text:p>
      <text:p text:style-name="P16">If necessary, you can also remove the NIM definitions directly by using NIM commands. See the AIX/NIM documentation for details.</text:p>
      <text:h text:style-name="Heading_20_1" text:outline-level="1">Contents of xCAT installp bundle files</text:h>
      <text:p text:style-name="Standard"/>
      <text:p text:style-name="Standard">These are AIX installp bundle files. <text:s/>They can be used with AIX and NIM commands to simplify the process of installing or copying specific sets of software. <text:s/>These two bundle files are included in the xCAT for AIX tar file that is available from the xCAT web site. <text:s text:c="2"/>The <text:s/>xCATaixSN.bnd file contains a list of all the software that is needed on an AIX service node. <text:s/>The xCATaixSSH.bnd file contains a list of openssh and prerequisite software that will be needed to use SSH as your remote shell. <text:s/>The <text:s/><text:soft-page-break/>xCATaixSSL.bnd bundle contains the required openssl and related software that will be needed on the cluster nodes.</text:p>
      <text:p text:style-name="Standard"/>
      <text:h text:style-name="Heading_20_2" text:outline-level="2"><text:s/>xCATaixSN.bnd</text:h>
      <text:p text:style-name="P70"># Software needed for the xCAT on AIX Service Nodes</text:p>
      <text:p text:style-name="Standard"/>
      <text:p text:style-name="P70"># installp packages</text:p>
      <text:p text:style-name="P70">I:openssl.base</text:p>
      <text:p text:style-name="P70">I:openssl.license</text:p>
      <text:p text:style-name="P70">I:bos.sysmgt.nim.master</text:p>
      <text:p text:style-name="P70"/>
      <text:p text:style-name="P70"># RPMs</text:p>
      <text:p text:style-name="P70">R:popt-1.7-2.aix5.1.ppc.rpm</text:p>
      <text:p text:style-name="P70">R:rsync-2.6.2-1.aix5.1.ppc.rpm</text:p>
      <text:p text:style-name="P70">R:expat-2.0.1-2.aix5.1.ppc.rpm</text:p>
      <text:p text:style-name="P70">R:bash-3.2-1.aix5.2.ppc.rpm</text:p>
      <text:p text:style-name="P70">R:conserver-8.1.16-2.aix5.3.ppc.rpm</text:p>
      <text:p text:style-name="P70">R:expect-5.42.1-3.aix5.1.ppc.rpm</text:p>
      <text:p text:style-name="P70">R:fping-2.4b2_to-1.aix5.3.ppc.rpm</text:p>
      <text:p text:style-name="P70">R:perl-DBI-1.55-1.aix5.3.ppc.rpm</text:p>
      <text:p text:style-name="P70">R:perl-Digest-MD5-2.36-1.aix5.3.ppc.rpm</text:p>
      <text:p text:style-name="P70">R:perl-Expect-1.21-1.aix5.3.ppc.rpm</text:p>
      <text:p text:style-name="P70">R:perl-IO-Socket-SSL-1.06-1.aix5.3.ppc.rpm</text:p>
      <text:p text:style-name="P70">R:perl-IO-Stty-.02-1.aix5.3.ppc.rpm</text:p>
      <text:p text:style-name="P70">R:perl-IO-Tty-1.07-1.aix5.3.ppc.rpm</text:p>
      <text:p text:style-name="P70">R:perl-Net_SSLeay.pm-1.30-1.aix5.3.ppc.rpm</text:p>
      <text:p text:style-name="P70">R:perl-Net-Telnet-3.03-1.2.aix5.3.ppc.rpm</text:p>
      <text:p text:style-name="P70">R:tcl-8.4.7-3.aix5.1.ppc.rpm</text:p>
      <text:p text:style-name="P70">R:tk-8.4.7-3.aix5.1.ppc.rpm</text:p>
      <text:p text:style-name="P70">R:perl-xCAT-2.3*</text:p>
      <text:p text:style-name="P70">R:xCAT-client-2.3*</text:p>
      <text:p text:style-name="P70">R:xCAT-server-2.3*</text:p>
      <text:p text:style-name="P70">R:xCAT-rmc-2.3*</text:p>
      <text:p text:style-name="P70">R:perl-DBD-SQLite-1.13-1.aix5.3.ppc.rpm</text:p>
      <text:p text:style-name="P70">R:net-snmp-5.4.2.1-1.aix5.3.ppc.rpm</text:p>
      <text:p text:style-name="P70">R:net-snmp-devel-5.4.2.1-1.aix5.3.ppc.rpm</text:p>
      <text:p text:style-name="P70">R:net-snmp-perl-5.4.2.1-1.aix5.3.ppc.rpm</text:p>
      <text:p text:style-name="P70"/>
      <text:p text:style-name="P70"># optional</text:p>
      <text:p text:style-name="P70">R:perl-DBD-mysql-4.007-1.aix5.3.ppc.rpm</text:p>
      <text:p text:style-name="P70">R:xcat-mysql-5.0-1.aix5.3.ppc.rpm</text:p>
      <text:p text:style-name="P70"/>
      <text:h text:style-name="Heading_20_2" text:outline-level="2"><text:s/>xCATaixSSL.bnd</text:h>
      <text:p text:style-name="P70"># bundle file for openssl - installp package from AIX</text:p>
      <text:p text:style-name="P70"><text:soft-page-break/></text:p>
      <text:p text:style-name="P70"># installp packages</text:p>
      <text:p text:style-name="P70">I:rpm.rte</text:p>
      <text:p text:style-name="P70">I:openssl.base</text:p>
      <text:p text:style-name="P70">I:openssl.license</text:p>
      <text:p text:style-name="P70"/>
      <text:p text:style-name="P70"># RPMs</text:p>
      <text:p text:style-name="P70">R:perl-Net_SSLeay.pm-1.30-1.aix5.3.ppc.rpm</text:p>
      <text:p text:style-name="P70">R:perl-IO-Socket-SSL-1.06-1.aix5.3.ppc.rpm</text:p>
      <text:h text:style-name="Heading_20_2" text:outline-level="2">xCATaixSSH.bnd</text:h>
      <text:p text:style-name="P70"># bundle file for openssh - installp package from AIX</text:p>
      <text:p text:style-name="P70"># <text:s text:c="6"/>Note - openssl must be installed before openssh</text:p>
      <text:p text:style-name="P70"/>
      <text:p text:style-name="P70">I:openssh.base</text:p>
      <text:p text:style-name="P70">I:openssh.license</text:p>
      <text:p text:style-name="P70">I:openssh.man.en_US</text:p>
      <text:p text:style-name="P70">I:openssh.msg.en_US</text:p>
      <text:p text:style-name="P70">I:openssh.msg.EN_US</text:p>
      <text:p text:style-name="P70"/>
      <text:p text:style-name="P70"># RPMs</text:p>
      <text:p text:style-name="P70">R:popt-1.7-2.aix5.1.ppc.rpm</text:p>
      <text:p text:style-name="P70">R:rsync-2.6.2-1.aix5.1.ppc.r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                         xCAT 2</dc:title>
    <meta:initial-creator>IBM_USER</meta:initial-creator>
    <meta:creation-date>2008-02-27T15:09:00</meta:creation-date>
    <dc:date>2009-12-03T13:38:17.59</dc:date>
    <meta:print-date>2009-04-16T07:33:32</meta:print-date>
    <meta:editing-cycles>490</meta:editing-cycles>
    <meta:editing-duration>PT220H34M29S</meta:editing-duration>
    <meta:document-statistic meta:table-count="0" meta:image-count="0" meta:object-count="0" meta:page-count="30" meta:paragraph-count="609" meta:word-count="9386" meta:character-count="58186"/>
    <dc:creator>XiaoPeng Wang</dc:creator>
    <meta:user-defined meta:name="Info 1"/>
    <meta:user-defined meta:name="Info 2"/>
    <meta:user-defined meta:name="Info 3"/>
    <meta:user-defined meta:name="Info 4"/>
  </office:meta>
</office:document-meta>
</file>